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45cm" fo:min-width="26.308cm"/>
    </style:style>
    <style:style style:name="gr3" style:family="graphic" style:parent-style-name="standard">
      <style:graphic-properties draw:stroke="none" svg:stroke-color="#000000" draw:fill="none" draw:fill-color="#ffffff" draw:textarea-horizontal-align="left" draw:auto-grow-height="true" draw:auto-grow-width="true" fo:min-height="5.689cm" fo:min-width="27.375cm"/>
    </style:style>
    <style:style style:name="gr4" style:family="graphic" style:parent-style-name="standard">
      <style:graphic-properties draw:fill-color="#ff99ff" draw:textarea-horizontal-align="justify" draw:textarea-vertical-align="middle" draw:auto-grow-height="false" fo:min-height="0.75cm" fo:min-width="2.5cm"/>
    </style:style>
    <style:style style:name="gr5" style:family="graphic" style:parent-style-name="standard">
      <style:graphic-properties draw:fill-color="#ff99ff" draw:textarea-horizontal-align="justify" draw:textarea-vertical-align="middle" draw:auto-grow-height="false" fo:min-height="0.75cm" fo:min-width="2.7cm"/>
    </style:style>
    <style:style style:name="gr6" style:family="graphic" style:parent-style-name="standard">
      <style:graphic-properties draw:textarea-horizontal-align="justify" draw:textarea-vertical-align="middle" draw:auto-grow-height="false" fo:min-height="1.024cm" fo:min-width="2.894cm"/>
    </style:style>
    <style:style style:name="gr7" style:family="graphic" style:parent-style-name="standard">
      <style:graphic-properties draw:textarea-horizontal-align="justify" draw:textarea-vertical-align="middle" draw:auto-grow-height="false" fo:min-height="1.024cm" fo:min-width="4.026cm"/>
    </style:style>
    <style:style style:name="gr8" style:family="graphic" style:parent-style-name="standard">
      <style:graphic-properties draw:textarea-horizontal-align="justify" draw:textarea-vertical-align="middle" draw:auto-grow-height="false" fo:min-height="1.024cm" fo:min-width="3.036cm"/>
    </style:style>
    <style:style style:name="gr9" style:family="graphic" style:parent-style-name="standard">
      <style:graphic-properties draw:textarea-horizontal-align="justify" draw:textarea-vertical-align="middle" draw:auto-grow-height="false" fo:min-height="1.024cm" fo:min-width="1.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00cc33" draw:textarea-horizontal-align="justify" draw:textarea-vertical-align="middle" draw:auto-grow-height="false" fo:min-height="0.728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3.556cm" fo:min-width="22.718cm"/>
    </style:style>
    <style:style style:name="gr13" style:family="graphic" style:parent-style-name="standard">
      <style:graphic-properties draw:stroke="none" svg:stroke-color="#000000" draw:fill="none" draw:fill-color="#ffffff" draw:textarea-horizontal-align="left" draw:auto-grow-height="true" draw:auto-grow-width="true" fo:min-height="4.267cm" fo:min-width="23.091cm"/>
    </style:style>
    <style:style style:name="gr14" style:family="graphic" style:parent-style-name="standard">
      <style:graphic-properties draw:textarea-horizontal-align="justify" draw:textarea-vertical-align="middle" draw:auto-grow-height="false" fo:min-height="1.55cm" fo:min-width="24.8cm"/>
    </style:style>
    <style:style style:name="gr15" style:family="graphic" style:parent-style-name="standard">
      <style:graphic-properties draw:fill-color="#ff99ff" draw:textarea-horizontal-align="justify" draw:textarea-vertical-align="top" draw:auto-grow-height="false" fo:min-height="6.35cm" fo:min-width="7.8cm"/>
    </style:style>
    <style:style style:name="gr16" style:family="graphic" style:parent-style-name="standard">
      <style:graphic-properties draw:fill-color="#ccff99" draw:textarea-horizontal-align="justify" draw:textarea-vertical-align="top" draw:auto-grow-height="false" fo:min-height="6.35cm" fo:min-width="7.7cm"/>
    </style:style>
    <style:style style:name="gr17" style:family="graphic" style:parent-style-name="standard">
      <style:graphic-properties draw:fill-color="#99ffff" draw:textarea-horizontal-align="justify" draw:textarea-vertical-align="top" draw:auto-grow-height="false" fo:min-height="6.35cm" fo:min-width="7.6cm"/>
    </style:style>
    <style:style style:name="gr18" style:family="graphic" style:parent-style-name="standard">
      <style:graphic-properties draw:fill-color="#ff99ff" draw:textarea-horizontal-align="justify" draw:textarea-vertical-align="middle" draw:auto-grow-height="false" fo:min-height="0.55cm" fo:min-width="1.7cm"/>
    </style:style>
    <style:style style:name="gr19" style:family="graphic" style:parent-style-name="standard">
      <style:graphic-properties draw:fill-color="#ff99ff" draw:textarea-horizontal-align="justify" draw:textarea-vertical-align="middle" draw:auto-grow-height="false" fo:min-height="0.55cm" fo:min-width="1cm"/>
    </style:style>
    <style:style style:name="gr20" style:family="graphic" style:parent-style-name="standard">
      <style:graphic-properties draw:textarea-horizontal-align="justify" draw:textarea-vertical-align="middle" draw:auto-grow-height="false" fo:min-height="1.75cm" fo:min-width="1.7cm"/>
    </style:style>
    <style:style style:name="gr21" style:family="graphic" style:parent-style-name="standard">
      <style:graphic-properties draw:textarea-horizontal-align="justify" draw:textarea-vertical-align="middle" draw:auto-grow-height="false" fo:min-height="1.75cm" fo:min-width="1cm"/>
    </style:style>
    <style:style style:name="gr22" style:family="graphic" style:parent-style-name="standard">
      <style:graphic-properties draw:fill-color="#ccff99" draw:textarea-horizontal-align="justify" draw:textarea-vertical-align="middle" draw:auto-grow-height="false" fo:min-height="0.55cm" fo:min-width="1.7cm"/>
    </style:style>
    <style:style style:name="gr23" style:family="graphic" style:parent-style-name="standard">
      <style:graphic-properties draw:fill-color="#ccff99" draw:textarea-horizontal-align="justify" draw:textarea-vertical-align="middle" draw:auto-grow-height="false" fo:min-height="0.55cm" fo:min-width="1cm"/>
    </style:style>
    <style:style style:name="gr24" style:family="graphic" style:parent-style-name="standard">
      <style:graphic-properties draw:fill-color="#99ffff" draw:textarea-horizontal-align="justify" draw:textarea-vertical-align="middle" draw:auto-grow-height="false" fo:min-height="0.55cm" fo:min-width="1.7cm"/>
    </style:style>
    <style:style style:name="gr25" style:family="graphic" style:parent-style-name="standard">
      <style:graphic-properties draw:fill-color="#99ffff" draw:textarea-horizontal-align="justify" draw:textarea-vertical-align="middle" draw:auto-grow-height="false" fo:min-height="0.55cm" fo:min-width="1cm"/>
    </style:style>
    <style:style style:name="gr26" style:family="graphic" style:parent-style-name="standard">
      <style:graphic-properties draw:textarea-horizontal-align="justify" draw:textarea-vertical-align="middle" draw:auto-grow-height="false" fo:min-height="1.75cm" fo:min-width="1.8cm"/>
    </style:style>
    <style:style style:name="gr27" style:family="graphic" style:parent-style-name="standard">
      <style:graphic-properties draw:fill-color="#ccff99" draw:textarea-horizontal-align="justify" draw:textarea-vertical-align="middle" draw:auto-grow-height="false" fo:min-height="0.55cm" fo:min-width="1.8cm"/>
    </style:style>
    <style:style style:name="gr28" style:family="graphic" style:parent-style-name="standard">
      <style:graphic-properties draw:fill-color="#99ffff" draw:textarea-horizontal-align="justify" draw:textarea-vertical-align="middle" draw:auto-grow-height="false" fo:min-height="0.55cm" fo:min-width="1.8cm"/>
    </style:style>
    <style:style style:name="gr29"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5cm" fo:min-width="5.8cm" fo:padding-top="0.142cm" fo:padding-bottom="0.142cm" fo:padding-left="0.267cm" fo:padding-right="0.267cm"/>
    </style:style>
    <style:style style:name="gr30"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16cm" fo:min-width="5.766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16.812cm" fo:min-width="26.82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4.654cm"/>
    </style:style>
    <style:style style:name="gr33" style:family="graphic" style:parent-style-name="standard">
      <style:graphic-properties draw:textarea-horizontal-align="justify" draw:textarea-vertical-align="top" draw:auto-grow-height="false" fo:min-height="5.15cm" fo:min-width="2.6cm"/>
    </style:style>
    <style:style style:name="gr34" style:family="graphic" style:parent-style-name="standard">
      <style:graphic-properties draw:fill-color="#99ffff" draw:textarea-horizontal-align="justify" draw:textarea-vertical-align="top" draw:auto-grow-height="false" fo:min-height="4.55cm" fo:min-width="4.8cm"/>
    </style:style>
    <style:style style:name="gr35" style:family="graphic" style:parent-style-name="standard">
      <style:graphic-properties draw:stroke="none" svg:stroke-color="#000000" draw:fill="none" draw:fill-color="#ffffff" draw:textarea-horizontal-align="left" draw:auto-grow-height="true" draw:auto-grow-width="true" fo:min-height="1.111cm" fo:min-width="3.977cm"/>
    </style:style>
    <style:style style:name="gr36" style:family="graphic" style:parent-style-name="standard">
      <style:graphic-properties draw:fill-color="#ff3333" draw:textarea-vertical-align="middle" draw:auto-grow-height="false" fo:min-height="0.438cm" fo:min-width="5.688cm"/>
    </style:style>
    <style:style style:name="gr37" style:family="graphic" style:parent-style-name="standard">
      <style:graphic-properties draw:fill-color="#99ff66" draw:textarea-horizontal-align="justify" draw:textarea-vertical-align="middle" draw:auto-grow-height="false" fo:min-height="0.55cm" fo:min-width="2.1cm"/>
    </style:style>
    <style:style style:name="gr38" style:family="graphic" style:parent-style-name="standard">
      <style:graphic-properties draw:fill-color="#99ff66" draw:textarea-horizontal-align="justify" draw:textarea-vertical-align="middle" draw:auto-grow-height="false" fo:min-height="0.55cm" fo:min-width="2cm"/>
    </style:style>
    <style:style style:name="gr39" style:family="graphic" style:parent-style-name="standard">
      <style:graphic-properties draw:fill-color="#99ff66" draw:textarea-horizontal-align="justify" draw:textarea-vertical-align="middle" draw:auto-grow-height="false" fo:min-height="0.55cm" fo:min-width="5.5cm"/>
    </style:style>
    <style:style style:name="gr40" style:family="graphic" style:parent-style-name="standard">
      <style:graphic-properties draw:fill-color="#99ffff" draw:textarea-horizontal-align="justify" draw:textarea-vertical-align="top" draw:auto-grow-height="false" fo:min-height="4.55cm" fo:min-width="5.1cm"/>
    </style:style>
    <style:style style:name="gr41" style:family="graphic" style:parent-style-name="objectwithoutfill">
      <style:graphic-properties draw:marker-start="Arrow" draw:marker-end="" draw:marker-end-width="0.3cm" draw:fill="none" draw:textarea-vertical-align="middle"/>
    </style:style>
    <style:style style:name="gr42" style:family="graphic" style:parent-style-name="standard">
      <style:graphic-properties draw:fill-color="#ccff66" draw:textarea-horizontal-align="justify" draw:textarea-vertical-align="top" draw:auto-grow-height="false" fo:min-height="3.15cm" fo:min-width="4.5cm"/>
    </style:style>
    <style:style style:name="gr43" style:family="graphic" style:parent-style-name="standard">
      <style:graphic-properties draw:fill-color="#9999ff" draw:textarea-horizontal-align="justify" draw:textarea-vertical-align="middle" draw:auto-grow-height="false" fo:min-height="0.95cm" fo:min-width="1.7cm"/>
    </style:style>
    <style:style style:name="gr44" style:family="graphic" style:parent-style-name="standard">
      <style:graphic-properties draw:fill-color="#0066ff" draw:textarea-horizontal-align="justify" draw:textarea-vertical-align="middle" draw:auto-grow-height="false" fo:min-height="0.95cm" fo:min-width="1.7cm"/>
    </style:style>
    <style:style style:name="gr45" style:family="graphic" style:parent-style-name="standard">
      <style:graphic-properties draw:fill-color="#cc66ff" draw:textarea-horizontal-align="justify" draw:textarea-vertical-align="middle" draw:auto-grow-height="false" fo:min-height="0.95cm" fo:min-width="1.7cm"/>
    </style:style>
    <style:style style:name="gr46" style:family="graphic" style:parent-style-name="standard">
      <style:graphic-properties draw:fill-color="#0000ff" draw:textarea-horizontal-align="justify" draw:textarea-vertical-align="middle" draw:auto-grow-height="false" fo:min-height="0.95cm" fo:min-width="1.7cm"/>
    </style:style>
    <style:style style:name="gr47" style:family="graphic" style:parent-style-name="standard">
      <style:graphic-properties draw:fill-color="#9999ff" draw:textarea-horizontal-align="justify" draw:textarea-vertical-align="middle" draw:auto-grow-height="false" fo:min-height="0.95cm" fo:min-width="21.3cm"/>
    </style:style>
    <style:style style:name="gr48" style:family="graphic" style:parent-style-name="standard">
      <style:graphic-properties draw:fill-color="#ff3333" draw:textarea-vertical-align="middle" draw:auto-grow-height="false" fo:min-height="1.126cm" fo:min-width="7.276cm"/>
    </style:style>
    <style:style style:name="gr49" style:family="graphic" style:parent-style-name="standard">
      <style:graphic-properties draw:fill-color="#ff3333" draw:textarea-vertical-align="middle" draw:auto-grow-height="false" fo:min-height="0.438cm" fo:min-width="1.287cm"/>
    </style:style>
    <style:style style:name="gr50" style:family="graphic" style:parent-style-name="objectwithoutfill">
      <style:graphic-properties draw:stroke="dash" draw:stroke-dash="Fine_20_Dotted" svg:stroke-width="0.053cm" svg:stroke-color="#0000ff" draw:marker-start="Arrow" draw:marker-start-width="0.279cm" draw:marker-end="Arrow" draw:marker-end-width="0.379cm" draw:fill="none" draw:textarea-vertical-align="middle" fo:padding-top="0.151cm" fo:padding-bottom="0.151cm" fo:padding-left="0.276cm" fo:padding-right="0.276cm"/>
    </style:style>
    <style:style style:name="gr51" style:family="graphic" style:parent-style-name="standard">
      <style:graphic-properties draw:fill-color="#ff3333" draw:textarea-vertical-align="middle" draw:auto-grow-height="false" fo:min-height="1.28cm" fo:min-width="8.4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53" style:family="graphic" style:parent-style-name="standard">
      <style:graphic-properties draw:textarea-horizontal-align="justify" draw:textarea-vertical-align="top" draw:auto-grow-height="false" fo:min-height="4.75cm" fo:min-width="7.9cm"/>
    </style:style>
    <style:style style:name="gr54" style:family="graphic" style:parent-style-name="standard">
      <style:graphic-properties draw:textarea-horizontal-align="justify" draw:textarea-vertical-align="top" draw:auto-grow-height="false" fo:min-height="3.383cm" fo:min-width="7.078cm" fo:wrap-option="no-wrap"/>
    </style:style>
    <style:style style:name="gr55" style:family="graphic" style:parent-style-name="standard">
      <style:graphic-properties draw:fill-color="#cccccc" draw:textarea-horizontal-align="justify" draw:textarea-vertical-align="middle" draw:auto-grow-height="false" fo:min-height="0.55cm" fo:min-width="5.9cm"/>
    </style:style>
    <style:style style:name="gr56" style:family="graphic" style:parent-style-name="standard">
      <style:graphic-properties draw:fill-color="#cccccc" draw:textarea-horizontal-align="justify" draw:textarea-vertical-align="middle" draw:auto-grow-height="false" fo:min-height="0.55cm" fo:min-width="2.9cm"/>
    </style:style>
    <style:style style:name="gr57" style:family="graphic" style:parent-style-name="standard">
      <style:graphic-properties draw:fill-color="#cccccc" draw:textarea-horizontal-align="justify" draw:textarea-vertical-align="middle" draw:auto-grow-height="false" fo:min-height="0.55cm" fo:min-width="3.8cm"/>
    </style:style>
    <style:style style:name="gr58" style:family="graphic" style:parent-style-name="objectwithoutfill">
      <style:graphic-properties draw:marker-start="Arrow" draw:marker-end="" draw:marker-end-width="0.3cm" draw:fill="none" draw:textarea-vertical-align="middle"/>
    </style:style>
    <style:style style:name="gr59" style:family="graphic" style:parent-style-name="objectwithoutfill">
      <style:graphic-properties draw:marker-end="Arrow" draw:marker-end-width="0.3cm" draw:fill="none" draw:textarea-vertical-align="middle"/>
    </style:style>
    <style:style style:name="gr60" style:family="graphic" style:parent-style-name="standard">
      <style:graphic-properties draw:fill-color="#ff99ff" draw:textarea-horizontal-align="justify" draw:textarea-vertical-align="middle" draw:auto-grow-height="false" fo:min-height="0.838cm" fo:min-width="0.804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21.656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20.817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23.15cm"/>
    </style:style>
    <style:style style:name="gr64" style:family="graphic" style:parent-style-name="standard">
      <style:graphic-properties draw:stroke="none" svg:stroke-color="#000000" draw:fill="none" draw:fill-color="#ffffff" draw:textarea-horizontal-align="left" draw:auto-grow-height="true" draw:auto-grow-width="true" fo:min-height="2.134cm" fo:min-width="22.269cm"/>
    </style:style>
    <style:style style:name="gr65" style:family="graphic" style:parent-style-name="standard">
      <style:graphic-properties draw:stroke="none" svg:stroke-color="#000000" draw:fill="none" draw:fill-color="#ffffff" draw:textarea-horizontal-align="left" draw:auto-grow-height="true" draw:auto-grow-width="true" fo:min-height="2.134cm" fo:min-width="22.638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20.703cm"/>
    </style:style>
    <style:style style:name="gr67" style:family="graphic" style:parent-style-name="standard">
      <style:graphic-properties draw:stroke="dash" draw:stroke-dash="Fine_20_Dashed" draw:fill-color="#cccccc" draw:textarea-horizontal-align="justify" draw:textarea-vertical-align="middle" draw:auto-grow-height="false" fo:min-height="0.55cm" fo:min-width="1.3cm"/>
    </style:style>
    <style:style style:name="gr68" style:family="graphic" style:parent-style-name="objectwithoutfill">
      <style:graphic-properties draw:stroke="dash" draw:stroke-dash="Fine_20_Dashed" draw:marker-end="Arrow" draw:marker-end-width="0.3cm" draw:fill="none" draw:textarea-vertical-align="middle"/>
    </style:style>
    <style:style style:name="gr69" style:family="graphic" style:parent-style-name="standard">
      <style:graphic-properties draw:stroke="dash" draw:stroke-dash="Ultrafine_20_2_20_Dots_20_3_20_Dashes" svg:stroke-color="#000000" draw:fill="none" draw:fill-color="#ffffff" draw:textarea-horizontal-align="left" draw:auto-grow-height="true" draw:auto-grow-width="true" fo:min-height="14.567cm" fo:min-width="10.022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19.293cm"/>
    </style:style>
    <style:style style:name="gr71" style:family="graphic" style:parent-style-name="standard">
      <style:graphic-properties draw:stroke="none" svg:stroke-color="#000000" draw:fill="none" draw:fill-color="#ffffff" draw:textarea-horizontal-align="left" draw:auto-grow-height="true" draw:auto-grow-width="true" fo:min-height="6.23cm" fo:min-width="13.951cm"/>
    </style:style>
    <style:style style:name="gr72" style:family="graphic" style:parent-style-name="standard">
      <style:graphic-properties draw:stroke="none" svg:stroke-color="#000000" draw:fill="none" draw:fill-color="#ffffff" draw:textarea-horizontal-align="left" draw:auto-grow-height="true" draw:auto-grow-width="true" fo:min-height="2.533cm" fo:min-width="12.71cm"/>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4.045cm"/>
    </style:style>
    <style:style style:name="gr74" style:family="graphic" style:parent-style-name="standard">
      <style:graphic-properties draw:stroke="none" svg:stroke-color="#000000" draw:fill="none" draw:fill-color="#ffffff" draw:textarea-horizontal-align="left" draw:auto-grow-height="true" draw:auto-grow-width="true" fo:min-height="8.533cm" fo:min-width="25.368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r5" style:family="presentation" style:parent-style-name="Standard-subtitle">
      <style:graphic-properties draw:fill-color="#ffffff" draw:textarea-vertical-align="top" fo:min-height="8.452cm"/>
    </style:style>
    <style:style style:name="pr6" style:family="presentation" style:parent-style-name="Standard-subtitle">
      <style:graphic-properties draw:fill-color="#ffffff" draw:textarea-vertical-align="top" draw:auto-grow-height="true" fo:min-height="1.586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32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style>
    <style:style style:name="P9" style:family="paragraph">
      <style:paragraph-properties fo:text-align="center"/>
    </style:style>
    <style:style style:name="P10" style:family="paragraph">
      <loext:graphic-properties draw:fill-color="#ff99ff"/>
      <style:paragraph-properties fo:text-align="center"/>
    </style:style>
    <style:style style:name="P11" style:family="paragraph">
      <loext:graphic-properties draw:fill="none"/>
      <style:paragraph-properties fo:text-align="center"/>
    </style:style>
    <style:style style:name="P12" style:family="paragraph">
      <loext:graphic-properties draw:fill-color="#00cc33"/>
      <style:paragraph-properties fo:text-align="center"/>
    </style:style>
    <style:style style:name="P13" style:family="paragraph">
      <loext:graphic-properties draw:fill-color="#ffffff"/>
      <style:paragraph-properties fo:margin-left="0cm" fo:margin-right="0cm" fo:text-align="start" fo:text-indent="0cm"/>
      <style:text-properties fo:font-size="32pt"/>
    </style:style>
    <style:style style:name="P14" style:family="paragraph">
      <loext:graphic-properties draw:fill="none" draw:fill-color="#ffffff"/>
      <style:text-properties fo:font-size="18pt"/>
    </style:style>
    <style:style style:name="P15" style:family="paragraph">
      <loext:graphic-properties draw:fill-color="#ccff99"/>
      <style:paragraph-properties fo:text-align="center"/>
    </style:style>
    <style:style style:name="P16" style:family="paragraph">
      <loext:graphic-properties draw:fill-color="#99ffff"/>
      <style:paragraph-properties fo:text-align="center"/>
    </style:style>
    <style:style style:name="P17" style:family="paragraph">
      <loext:graphic-properties draw:fill-color="#ff99ff"/>
      <style:paragraph-properties fo:text-align="center"/>
      <style:text-properties fo:font-size="16pt" style:font-size-asian="16pt" style:font-size-complex="16pt"/>
    </style:style>
    <style:style style:name="P18" style:family="paragraph">
      <style:paragraph-properties fo:text-align="center"/>
      <style:text-properties fo:font-size="16pt" style:font-size-asian="16pt" style:font-size-complex="16pt"/>
    </style:style>
    <style:style style:name="P19" style:family="paragraph">
      <style:paragraph-properties fo:text-align="center"/>
      <style:text-properties fo:font-size="13pt" style:font-size-asian="13pt" style:font-size-complex="13pt"/>
    </style:style>
    <style:style style:name="P20" style:family="paragraph">
      <loext:graphic-properties draw:fill-color="#ccff99"/>
      <style:paragraph-properties fo:text-align="center"/>
      <style:text-properties fo:font-size="16pt" style:font-size-asian="16pt" style:font-size-complex="16pt"/>
    </style:style>
    <style:style style:name="P21" style:family="paragraph">
      <loext:graphic-properties draw:fill-color="#99ffff"/>
      <style:paragraph-properties fo:text-align="center"/>
      <style:text-properties fo:font-size="16pt" style:font-size-asian="16pt" style:font-size-complex="16pt"/>
    </style:style>
    <style:style style:name="P22" style:family="paragraph">
      <loext:graphic-properties draw:fill-color="#99ffff"/>
      <style:paragraph-properties fo:text-align="center"/>
      <style:text-properties fo:font-size="14pt" style:font-size-asian="14pt" style:font-size-complex="14pt"/>
    </style:style>
    <style:style style:name="P23" style:family="paragraph">
      <loext:graphic-properties draw:fill="none" draw:fill-color="#ff99ff"/>
      <style:paragraph-properties fo:text-align="center"/>
    </style:style>
    <style:style style:name="P24" style:family="paragraph">
      <loext:graphic-properties draw:fill="none" draw:fill-color="#ffffff"/>
      <style:text-properties fo:font-size="24pt" style:font-size-asian="24pt" style:font-size-complex="24pt"/>
    </style:style>
    <style:style style:name="P25" style:family="paragraph">
      <style:paragraph-properties fo:text-align="center"/>
      <style:text-properties fo:font-size="12pt" fo:font-weight="bold" style:font-weight-asian="bold" style:font-weight-complex="bold"/>
    </style:style>
    <style:style style:name="P26" style:family="paragraph">
      <loext:graphic-properties draw:fill-color="#99ffff"/>
      <style:paragraph-properties fo:text-align="start"/>
      <style:text-properties fo:font-size="12pt" style:font-size-asian="12pt" style:font-size-complex="12pt"/>
    </style:style>
    <style:style style:name="P27" style:family="paragraph">
      <loext:graphic-properties draw:fill="none" draw:fill-color="#ffffff"/>
      <style:paragraph-properties fo:text-align="center"/>
      <style:text-properties fo:font-size="12pt"/>
    </style:style>
    <style:style style:name="P28" style:family="paragraph">
      <loext:graphic-properties draw:fill-color="#ff3333"/>
      <style:paragraph-properties fo:text-align="center"/>
      <style:text-properties fo:font-size="12pt" style:font-size-asian="14pt" style:font-size-complex="14pt"/>
    </style:style>
    <style:style style:name="P29" style:family="paragraph">
      <loext:graphic-properties draw:fill-color="#99ff66"/>
      <style:paragraph-properties fo:text-align="center"/>
      <style:text-properties fo:font-size="14pt"/>
    </style:style>
    <style:style style:name="P30" style:family="paragraph">
      <loext:graphic-properties draw:fill-color="#ccff66"/>
      <style:paragraph-properties fo:text-align="center"/>
      <style:text-properties fo:font-size="12pt" fo:font-weight="bold" style:font-weight-asian="bold" style:font-weight-complex="bold"/>
    </style:style>
    <style:style style:name="P31" style:family="paragraph">
      <loext:graphic-properties draw:fill-color="#9999ff"/>
      <style:paragraph-properties fo:text-align="center"/>
      <style:text-properties fo:font-size="12pt" fo:font-weight="bold" style:font-size-asian="16pt" style:font-weight-asian="bold" style:font-size-complex="16pt" style:font-weight-complex="bold"/>
    </style:style>
    <style:style style:name="P32" style:family="paragraph">
      <loext:graphic-properties draw:fill-color="#0066ff"/>
      <style:paragraph-properties fo:text-align="center"/>
      <style:text-properties fo:font-size="12pt" style:font-size-asian="16pt" style:font-size-complex="16pt"/>
    </style:style>
    <style:style style:name="P33" style:family="paragraph">
      <loext:graphic-properties draw:fill-color="#cc66ff"/>
      <style:paragraph-properties fo:text-align="center"/>
      <style:text-properties fo:font-size="12pt" style:font-size-asian="16pt" style:font-size-complex="16pt"/>
    </style:style>
    <style:style style:name="P34" style:family="paragraph">
      <loext:graphic-properties draw:fill-color="#0000ff"/>
      <style:paragraph-properties fo:text-align="center"/>
      <style:text-properties fo:font-size="12pt" style:font-size-asian="16pt" style:font-size-complex="16pt"/>
    </style:style>
    <style:style style:name="P35" style:family="paragraph">
      <loext:graphic-properties draw:fill-color="#9999ff"/>
      <style:paragraph-properties fo:text-align="center"/>
      <style:text-properties fo:font-size="12pt" style:font-size-asian="16pt" style:font-size-complex="16pt"/>
    </style:style>
    <style:style style:name="P36" style:family="paragraph">
      <loext:graphic-properties draw:fill="none"/>
      <style:paragraph-properties fo:text-align="center"/>
      <style:text-properties fo:color="#0000ff" fo:font-size="14pt" fo:font-weight="bold" style:font-size-asian="14pt" style:font-weight-asian="bold" style:font-size-complex="14pt" style:font-weight-complex="bold"/>
    </style:style>
    <style:style style:name="P37" style:family="paragraph">
      <style:paragraph-properties fo:text-align="center"/>
      <style:text-properties fo:font-size="12pt" style:font-size-asian="12pt" style:font-size-complex="12pt"/>
    </style:style>
    <style:style style:name="P38" style:family="paragraph">
      <loext:graphic-properties draw:fill-color="#cccccc"/>
      <style:paragraph-properties fo:text-align="center"/>
      <style:text-properties fo:font-size="12pt" style:font-size-asian="12pt" style:font-size-complex="12pt"/>
    </style:style>
    <style:style style:name="P39" style:family="paragraph">
      <loext:graphic-properties draw:fill="none"/>
      <style:paragraph-properties fo:text-align="center"/>
      <style:text-properties fo:font-size="13pt" style:font-size-asian="13pt" style:font-size-complex="13pt"/>
    </style:style>
    <style:style style:name="P40" style:family="paragraph">
      <loext:graphic-properties draw:fill-color="#ff99ff"/>
      <style:paragraph-properties fo:text-align="center"/>
      <style:text-properties fo:color="#000000" fo:font-size="14pt" style:font-size-asian="14pt" style:font-size-complex="14pt"/>
    </style:style>
    <style:style style:name="P41" style:family="paragraph">
      <loext:graphic-properties draw:fill="none" draw:fill-color="#ffffff"/>
      <style:paragraph-properties fo:text-align="center"/>
    </style:style>
    <style:style style:name="T1" style:family="text">
      <style:text-properties fo:font-size="20pt" style:font-size-asian="20pt" style:font-size-complex="20pt"/>
    </style:style>
    <style:style style:name="T2" style:family="text">
      <style:text-properties fo:font-size="15pt" style:font-size-asian="15pt" style:font-size-complex="15pt"/>
    </style:style>
    <style:style style:name="T3" style:family="text">
      <style:text-properties fo:font-size="32pt"/>
    </style:style>
    <style:style style:name="T4" style:family="text">
      <style:text-properties fo:font-size="18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font-size="24pt" style:font-size-asian="24pt" style:font-size-complex="24pt"/>
    </style:style>
    <style:style style:name="T9" style:family="text">
      <style:text-properties fo:font-size="12pt"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style:style>
    <style:style style:name="T13" style:family="text">
      <style:text-properties fo:font-size="12pt" style:font-size-asian="14pt" style:font-size-complex="14pt"/>
    </style:style>
    <style:style style:name="T14" style:family="text">
      <style:text-properties fo:font-size="14pt"/>
    </style:style>
    <style:style style:name="T15" style:family="text">
      <style:text-properties fo:font-size="12pt" fo:font-weight="bold" style:font-size-asian="16pt" style:font-weight-asian="bold" style:font-size-complex="16pt" style:font-weight-complex="bold"/>
    </style:style>
    <style:style style:name="T16" style:family="text">
      <style:text-properties fo:font-size="12pt" style:font-size-asian="16pt" style:font-size-complex="16pt"/>
    </style:style>
    <style:style style:name="T17" style:family="text">
      <style:text-properties fo:font-size="12pt" fo:font-weight="normal" style:font-size-asian="14pt" style:font-weight-asian="normal" style:font-size-complex="14pt" style:font-weight-complex="normal"/>
    </style:style>
    <style:style style:name="T18" style:family="text">
      <style:text-properties fo:font-size="12pt" fo:font-weight="bold" style:font-size-asian="14pt" style:font-weight-asian="bold" style:font-size-complex="14pt" style:font-weight-complex="bold"/>
    </style:style>
    <style:style style:name="T19" style:family="text">
      <style:text-properties fo:color="#0000ff" fo:font-size="14pt" fo:font-weight="bold" style:font-size-asian="14pt" style:font-weight-asian="bold" style:font-size-complex="14pt" style:font-weight-complex="bold"/>
    </style:style>
    <style:style style:name="T20" style:family="text">
      <style:text-properties fo:font-size="11pt" style:font-size-asian="11pt" style:font-size-complex="11pt"/>
    </style:style>
    <style:style style:name="T21" style:family="text">
      <style:text-properties fo:color="#000000" fo:font-size="14pt" style:font-size-asian="14pt" style:font-size-complex="14pt"/>
    </style:style>
    <style:style style:name="T22" style:family="text">
      <style:text-properties fo:font-weight="bold" style:font-weight-asian="bold" style:font-weight-complex="bold"/>
    </style:style>
    <style:style style:name="T23" style:family="text">
      <style:text-properties fo:font-size="13pt" fo:font-weight="bold" style:font-size-asian="13pt" style:font-weight-asian="bold" style:font-size-complex="13pt" style:font-weight-complex="bold"/>
    </style:style>
    <style:style style:name="T24" style:family="text">
      <style:text-properties fo:color="#ff0000" fo:font-size="13pt" fo:font-weight="bold" style:font-size-asian="13pt" style:font-weight-asian="bold" style:font-size-complex="13pt" style:font-weight-complex="bold"/>
    </style:style>
    <style:style style:name="T25" style:family="text">
      <style:text-properties fo:color="#ff0000" fo:font-size="13pt" style:font-size-asian="13pt" style:font-size-complex="13pt"/>
    </style:style>
    <style:style style:name="T26" style:family="text">
      <style:text-properties fo:font-size="18pt" fo:font-weight="bold" style:font-size-asian="18pt" style:font-weight-asian="bold" style:font-size-complex="18pt" style:font-weight-complex="bold"/>
    </style:style>
    <style:style style:name="T27" style:family="text">
      <style:text-properties fo:color="#ff00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draw:text-box>
            <text:p>Intro</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SOMMAIRE</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5" draw:text-style-name="P4" draw:layer="layout" svg:width="13.4cm" svg:height="8.452cm" svg:x="1.2cm" svg:y="5.714cm" presentation:class="subtitle" presentation:user-transformed="true">
          <draw:text-box>
            <text:p text:style-name="P2"><text:span text:style-name="T1">Cgroups sous-systèmes (/sys/fs/cgroup/):</text:span></text:p>
            <text:p text:style-name="P3"><text:span text:style-name="T2">memory </text:span></text:p>
            <text:p text:style-name="P3"><text:span text:style-name="T2">CPU </text:span></text:p>
            <text:p text:style-name="P3"><text:span text:style-name="T2">block I/O </text:span></text:p>
            <text:p text:style-name="P3"><text:span text:style-name="T2">Network</text:span></text:p>
            <text:p text:style-name="P3"><text:span text:style-name="T2">cpuset </text:span></text:p>
            <text:p text:style-name="P3"><text:span text:style-name="T2">…</text:span><text:span text:style-name="T2">.</text:span></text:p>
            <text:p text:style-name="P2"><text:span text:style-name="T3"/></text:p>
          </draw:text-box>
        </draw:frame>
        <draw:frame presentation:style-name="pr5" draw:text-style-name="P4" draw:layer="layout" svg:width="9.2cm" svg:height="8.452cm" svg:x="17.1cm" svg:y="5.72cm">
          <draw:text-box>
            <text:p text:style-name="P2"><text:span text:style-name="T1">Namespaces (/proc/[pid]/ns):</text:span></text:p>
            <text:p text:style-name="P3"><text:span text:style-name="T2">pid</text:span></text:p>
            <text:p text:style-name="P3"><text:span text:style-name="T2">net</text:span></text:p>
            <text:p text:style-name="P3"><text:span text:style-name="T2">mnt</text:span></text:p>
            <text:p text:style-name="P3"><text:span text:style-name="T2">uts</text:span></text:p>
            <text:p text:style-name="P3"><text:span text:style-name="T2">ipc</text:span></text:p>
            <text:p text:style-name="P3"><text:span text:style-name="T2">user</text:span></text:p>
            <text:p text:style-name="P2"><text:span text:style-name="T3"/></text:p>
          </draw:text-box>
        </draw:frame>
        <draw:frame draw:style-name="gr2" draw:text-style-name="P5" draw:layer="layout" svg:width="26.808cm" svg:height="3.095cm" svg:x="0.492cm" svg:y="0.938cm">
          <draw:text-box>
            <text:p>La gestion des containeurs est une fonctionnalité associée au noyau Linux,</text:p>
            <text:p>depuis la version 2.6.24 (2008).</text:p>
            <text:p/>
            <text:p>Les containers sont construits à partir de groupes de contrôles et d’espaces de noms :</text:p>
          </draw:text-box>
        </draw:frame>
        <draw:frame draw:style-name="gr3" draw:text-style-name="P5" draw:layer="layout" svg:width="27.875cm" svg:height="5.939cm" svg:x="0.192cm" svg:y="14.039cm">
          <draw:text-box>
            <text:p>Les groupes de contrôle permettent de limiter et de contrôler les ressources attribuées à </text:p>
            <text:p>un processus.</text:p>
            <text:p/>
            <text:p>Les espaces de nom permettent d’isoler un processus au sein d’un système pouvant bénéficier</text:p>
            <text:p>d’un arbre de processus, d’interfaces réseau, de points de montage ou encore d’utilisateurs qui</text:p>
            <text:p>sont complètement isolés du système hôte.</text:p>
            <text:p/>
            <text:p>Le système hôte aura une vue sur les espaces de nom qu’il contient, mais l’inverse n’est pas vrai.</text:p>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6" draw:text-style-name="P8" draw:layer="layout" svg:width="25.199cm" svg:height="1.586cm" svg:x="1.4cm" svg:y="1.014cm" presentation:class="subtitle" presentation:user-transformed="true">
          <draw:text-box>
            <text:p text:style-name="P7">Les cgroups sont organisés en hiérarchie :</text:p>
          </draw:text-box>
        </draw:frame>
        <draw:custom-shape draw:style-name="gr4" draw:text-style-name="P10" draw:layer="layout" svg:width="3cm" svg:height="1cm" svg:x="3.6cm" svg:y="3.8cm">
          <text:p text:style-name="P9">CPU</text:p>
          <draw:enhanced-geometry svg:viewBox="0 0 21600 21600" draw:type="rectangle" draw:enhanced-path="M 0 0 L 21600 0 21600 21600 0 21600 0 0 Z N"/>
        </draw:custom-shape>
        <draw:custom-shape draw:style-name="gr5" draw:text-style-name="P10" draw:layer="layout" svg:width="3.2cm" svg:height="1cm" svg:x="8cm" svg:y="3.8cm">
          <text:p text:style-name="P9">memory</text:p>
          <draw:enhanced-geometry svg:viewBox="0 0 21600 21600" draw:type="rectangle" draw:enhanced-path="M 0 0 L 21600 0 21600 21600 0 21600 0 0 Z N"/>
        </draw:custom-shape>
        <draw:custom-shape draw:style-name="gr4" draw:text-style-name="P10" draw:layer="layout" svg:width="3cm" svg:height="1cm" svg:x="16.6cm" svg:y="3.8cm">
          <text:p text:style-name="P9">net_ctl</text:p>
          <draw:enhanced-geometry svg:viewBox="0 0 21600 21600" draw:type="rectangle" draw:enhanced-path="M 0 0 L 21600 0 21600 21600 0 21600 0 0 Z N"/>
        </draw:custom-shape>
        <draw:custom-shape draw:style-name="gr6" draw:text-style-name="P9" draw:layer="layout" svg:width="4.8cm" svg:height="1.8cm" svg:x="4.9cm" svg:y="6.2cm">
          <text:p text:style-name="P9">cpu_and_m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cm" svg:height="1.8cm" svg:x="15.7cm" svg:y="6.3cm">
          <text:p text:style-name="P9">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6.4cm" svg:height="1.8cm" svg:x="1.4cm" svg:y="9.4cm">
          <text:p text:style-name="P9">half_cpu_1gb_ma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5cm" svg:height="1.8cm" svg:x="20.7cm" svg:y="9.5cm">
          <text:p text:style-name="P9">trans_rate_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cm" svg:y="9.6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01cm" svg:y="9.601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9.4cm" svg:y="9.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2cm" svg:y="12.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1" draw:layer="layout" svg:x1="17.4cm" svg:y1="8.1cm" svg:x2="16.6cm" svg:y2="9.6cm">
          <text:p/>
        </draw:line>
        <draw:line draw:style-name="gr10" draw:text-style-name="P11" draw:layer="layout" svg:x1="3.084cm" svg:y1="11.2cm" svg:x2="2.6cm" svg:y2="12.4cm">
          <text:p/>
        </draw:line>
        <draw:line draw:style-name="gr10" draw:text-style-name="P11" draw:layer="layout" svg:x1="5.8cm" svg:y1="7.8cm" svg:x2="4.4cm" svg:y2="9.4cm">
          <text:p/>
        </draw:line>
        <draw:line draw:style-name="gr10" draw:text-style-name="P11" draw:layer="layout" svg:x1="9cm" svg:y1="7.8cm" svg:x2="10.2cm" svg:y2="9.4cm">
          <text:p/>
        </draw:line>
        <draw:line draw:style-name="gr10" draw:text-style-name="P11" draw:layer="layout" svg:x1="18.2cm" svg:y1="4.8cm" svg:x2="18.2cm" svg:y2="6.3cm">
          <text:p/>
        </draw:line>
        <draw:line draw:style-name="gr10" draw:text-style-name="P11" draw:layer="layout" svg:x1="20cm" svg:y1="7.8cm" svg:x2="21.8cm" svg:y2="9.6cm">
          <text:p/>
        </draw:line>
        <draw:line draw:style-name="gr10" draw:text-style-name="P11" draw:layer="layout" svg:x1="5.224cm" svg:y1="4.8cm" svg:x2="6.2cm" svg:y2="6.2cm">
          <text:p/>
        </draw:line>
        <draw:line draw:style-name="gr10" draw:text-style-name="P11" draw:layer="layout" svg:x1="9.6cm" svg:y1="4.8cm" svg:x2="8.6cm" svg:y2="6.2cm">
          <text:p/>
        </draw:line>
        <draw:custom-shape draw:style-name="gr11" draw:text-style-name="P12" draw:layer="layout" svg:width="4cm" svg:height="1.8cm" svg:x="11.4cm" svg:y="12.7cm">
          <text:p text:style-name="P9">http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0" draw:text-style-name="P11" draw:layer="layout" svg:x1="11.8cm" svg:y1="13.2cm" svg:x2="7.4cm" svg:y2="11cm">
          <text:p/>
        </draw:line>
        <draw:line draw:style-name="gr10" draw:text-style-name="P11" draw:layer="layout" svg:x1="15cm" svg:y1="13.2cm" svg:x2="20.7cm" svg:y2="10.8cm">
          <text:p/>
        </draw:line>
        <draw:frame draw:style-name="gr12" draw:text-style-name="P5" draw:layer="layout" svg:width="23.218cm" svg:height="3.806cm" svg:x="1.8cm" svg:y="15.4cm">
          <draw:text-box>
            <text:p>Un sous système de ressource ne peut appartenir qu’a une seule hiérarchie.</text:p>
            <text:p/>
            <text:p>Une hiérarchie peut contenir plusieurs sous systèmes.</text:p>
            <text:p/>
            <text:p>Un processus ne peut pas appartenir à 2 cgroups au sein de la même hiérarchie.</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Les espaces de nom isolent les containers</text:span></text:p>
          </draw:text-box>
        </draw:frame>
        <draw:frame draw:style-name="gr13" draw:text-style-name="P14" draw:layer="layout" svg:width="23.591cm" svg:height="4.517cm" svg:x="1.8cm" svg:y="15.4cm">
          <draw:text-box>
            <text:p><text:span text:style-name="T4">Plusieurs applications contenues dans des distributions Linux différentes, qui sont </text:span></text:p>
            <text:p><text:span text:style-name="T4">complètement isolées les unes des autres, mais qui partagent le même noyau </text:span></text:p>
            <text:p><text:span text:style-name="T4">Linux.</text:span></text:p>
            <text:p><text:span text:style-name="T4"/></text:p>
            <text:p><text:span text:style-name="T4">La mise en place d’une passerelle réseau au sein du système hôte peut </text:span></text:p>
            <text:p><text:span text:style-name="T4">permettre leur communication.</text:span></text:p>
          </draw:text-box>
        </draw:frame>
        <draw:custom-shape draw:style-name="gr14" draw:text-style-name="P9" draw:layer="layout" svg:width="25.3cm" svg:height="1.8cm" svg:x="1.4cm" svg:y="13.2cm">
          <text:p text:style-name="P9">KERNEL HÔTE</text:p>
          <draw:enhanced-geometry svg:viewBox="0 0 21600 21600" draw:type="rectangle" draw:enhanced-path="M 0 0 L 21600 0 21600 21600 0 21600 0 0 Z N"/>
        </draw:custom-shape>
        <draw:custom-shape draw:style-name="gr15" draw:text-style-name="P10" draw:layer="layout" svg:width="8.3cm" svg:height="6.6cm" svg:x="1.4cm" svg:y="3.1cm">
          <text:p text:style-name="P9">Debian</text:p>
          <draw:enhanced-geometry svg:viewBox="0 0 21600 21600" draw:type="rectangle" draw:enhanced-path="M 0 0 L 21600 0 21600 21600 0 21600 0 0 Z N"/>
        </draw:custom-shape>
        <draw:custom-shape draw:style-name="gr16" draw:text-style-name="P15" draw:layer="layout" svg:width="8.2cm" svg:height="6.6cm" svg:x="10.1cm" svg:y="3.1cm">
          <text:p text:style-name="P9">Alpine</text:p>
          <draw:enhanced-geometry svg:viewBox="0 0 21600 21600" draw:type="rectangle" draw:enhanced-path="M 0 0 L 21600 0 21600 21600 0 21600 0 0 Z N"/>
        </draw:custom-shape>
        <draw:custom-shape draw:style-name="gr17" draw:text-style-name="P16" draw:layer="layout" svg:width="8.1cm" svg:height="6.6cm" svg:x="18.6cm" svg:y="3.1cm">
          <text:p text:style-name="P9">Debian</text:p>
          <draw:enhanced-geometry svg:viewBox="0 0 21600 21600" draw:type="rectangle" draw:enhanced-path="M 0 0 L 21600 0 21600 21600 0 21600 0 0 Z N"/>
        </draw:custom-shape>
        <draw:custom-shape draw:style-name="gr18" draw:text-style-name="P17" draw:layer="layout" svg:width="2.2cm" svg:height="0.8cm" svg:x="1.4cm" svg:y="10cm">
          <text:p text:style-name="P9"><text:span text:style-name="T5">PID 1</text:span></text:p>
          <draw:enhanced-geometry svg:viewBox="0 0 21600 21600" draw:type="rectangle" draw:enhanced-path="M 0 0 L 21600 0 21600 21600 0 21600 0 0 Z N"/>
        </draw:custom-shape>
        <draw:custom-shape draw:style-name="gr19" draw:text-style-name="P17" draw:layer="layout" svg:width="1.5cm" svg:height="0.8cm" svg:x="3.9cm" svg:y="10cm">
          <text:p text:style-name="P9"><text:span text:style-name="T5">/</text:span></text:p>
          <draw:enhanced-geometry svg:viewBox="0 0 21600 21600" draw:type="rectangle" draw:enhanced-path="M 0 0 L 21600 0 21600 21600 0 21600 0 0 Z N"/>
        </draw:custom-shape>
        <draw:custom-shape draw:style-name="gr19" draw:text-style-name="P17" draw:layer="layout" svg:width="1.5cm" svg:height="0.8cm" svg:x="5.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4cm" svg:y="11cm">
          <text:p text:style-name="P9"><text:span text:style-name="T5">PID X</text:span></text:p>
          <draw:enhanced-geometry svg:viewBox="0 0 21600 21600" draw:type="rectangle" draw:enhanced-path="M 0 0 L 21600 0 21600 21600 0 21600 0 0 Z N"/>
        </draw:custom-shape>
        <draw:custom-shape draw:style-name="gr21" draw:text-style-name="P18" draw:layer="layout" svg:width="1.5cm" svg:height="2cm" svg:x="3.9cm" svg:y="11cm">
          <text:p text:style-name="P9"><text:span text:style-name="T5">.../ct1</text:span></text:p>
          <draw:enhanced-geometry svg:viewBox="0 0 21600 21600" draw:type="rectangle" draw:enhanced-path="M 0 0 L 21600 0 21600 21600 0 21600 0 0 Z N"/>
        </draw:custom-shape>
        <draw:custom-shape draw:style-name="gr21" draw:text-style-name="P19" draw:layer="layout" svg:width="1.5cm" svg:height="2cm" svg:x="5.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2" draw:text-style-name="P20" draw:layer="layout" svg:width="2.2cm" svg:height="0.8cm" svg:x="10.1cm" svg:y="10cm">
          <text:p text:style-name="P9"><text:span text:style-name="T5">PID 1</text:span></text:p>
          <draw:enhanced-geometry svg:viewBox="0 0 21600 21600" draw:type="rectangle" draw:enhanced-path="M 0 0 L 21600 0 21600 21600 0 21600 0 0 Z N"/>
        </draw:custom-shape>
        <draw:custom-shape draw:style-name="gr23" draw:text-style-name="P20" draw:layer="layout" svg:width="1.5cm" svg:height="0.8cm" svg:x="12.6cm" svg:y="10cm">
          <text:p text:style-name="P9"><text:span text:style-name="T5">/</text:span></text:p>
          <draw:enhanced-geometry svg:viewBox="0 0 21600 21600" draw:type="rectangle" draw:enhanced-path="M 0 0 L 21600 0 21600 21600 0 21600 0 0 Z N"/>
        </draw:custom-shape>
        <draw:custom-shape draw:style-name="gr23" draw:text-style-name="P20" draw:layer="layout" svg:width="1.5cm" svg:height="0.8cm" svg:x="14.3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0.1cm" svg:y="11cm">
          <text:p text:style-name="P9"><text:span text:style-name="T5">PID Y</text:span></text:p>
          <draw:enhanced-geometry svg:viewBox="0 0 21600 21600" draw:type="rectangle" draw:enhanced-path="M 0 0 L 21600 0 21600 21600 0 21600 0 0 Z N"/>
        </draw:custom-shape>
        <draw:custom-shape draw:style-name="gr24" draw:text-style-name="P21" draw:layer="layout" svg:width="2.2cm" svg:height="0.8cm" svg:x="18.6cm" svg:y="10cm">
          <text:p text:style-name="P9"><text:span text:style-name="T5">PID 1</text:span></text:p>
          <draw:enhanced-geometry svg:viewBox="0 0 21600 21600" draw:type="rectangle" draw:enhanced-path="M 0 0 L 21600 0 21600 21600 0 21600 0 0 Z N"/>
        </draw:custom-shape>
        <draw:custom-shape draw:style-name="gr25" draw:text-style-name="P22" draw:layer="layout" svg:width="1.5cm" svg:height="0.8cm" svg:x="21cm" svg:y="10cm">
          <text:p text:style-name="P9"><text:span text:style-name="T7">/</text:span></text:p>
          <draw:enhanced-geometry svg:viewBox="0 0 21600 21600" draw:type="rectangle" draw:enhanced-path="M 0 0 L 21600 0 21600 21600 0 21600 0 0 Z N"/>
        </draw:custom-shape>
        <draw:custom-shape draw:style-name="gr25" draw:text-style-name="P21" draw:layer="layout" svg:width="1.5cm" svg:height="0.8cm" svg:x="22.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8.6cm" svg:y="11cm">
          <text:p text:style-name="P9"><text:span text:style-name="T5">PID Z</text:span></text:p>
          <draw:enhanced-geometry svg:viewBox="0 0 21600 21600" draw:type="rectangle" draw:enhanced-path="M 0 0 L 21600 0 21600 21600 0 21600 0 0 Z N"/>
        </draw:custom-shape>
        <draw:custom-shape draw:style-name="gr21" draw:text-style-name="P18" draw:layer="layout" svg:width="1.5cm" svg:height="2cm" svg:x="12.6cm" svg:y="11cm">
          <text:p text:style-name="P9"><text:span text:style-name="T5">.../ct2</text:span></text:p>
          <draw:enhanced-geometry svg:viewBox="0 0 21600 21600" draw:type="rectangle" draw:enhanced-path="M 0 0 L 21600 0 21600 21600 0 21600 0 0 Z N"/>
        </draw:custom-shape>
        <draw:custom-shape draw:style-name="gr21" draw:text-style-name="P18" draw:layer="layout" svg:width="1.5cm" svg:height="2cm" svg:x="21cm" svg:y="11cm">
          <text:p text:style-name="P9"><text:span text:style-name="T5">../ct3</text:span></text:p>
          <draw:enhanced-geometry svg:viewBox="0 0 21600 21600" draw:type="rectangle" draw:enhanced-path="M 0 0 L 21600 0 21600 21600 0 21600 0 0 Z N"/>
        </draw:custom-shape>
        <draw:custom-shape draw:style-name="gr21" draw:text-style-name="P18" draw:layer="layout" svg:width="1.5cm" svg:height="2cm" svg:x="14.3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1" draw:text-style-name="P18" draw:layer="layout" svg:width="1.5cm" svg:height="2cm" svg:x="22.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6" draw:text-style-name="P18" draw:layer="layout" svg:width="2.3cm" svg:height="2cm" svg:x="24.4cm" svg:y="11cm">
          <text:p text:style-name="P9"><text:span text:style-name="T5">veth3</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18" draw:text-style-name="P17" draw:layer="layout" svg:width="2.2cm" svg:height="0.8cm" svg:x="7.5cm" svg:y="10cm">
          <text:p text:style-name="P9"><text:span text:style-name="T5">eth0x1</text:span></text:p>
          <draw:enhanced-geometry svg:viewBox="0 0 21600 21600" draw:type="rectangle" draw:enhanced-path="M 0 0 L 21600 0 21600 21600 0 21600 0 0 Z N"/>
        </draw:custom-shape>
        <draw:custom-shape draw:style-name="gr27" draw:text-style-name="P20" draw:layer="layout" svg:width="2.3cm" svg:height="0.8cm" svg:x="16cm" svg:y="10cm">
          <text:p text:style-name="P9"><text:span text:style-name="T5">eth0x2</text:span></text:p>
          <draw:enhanced-geometry svg:viewBox="0 0 21600 21600" draw:type="rectangle" draw:enhanced-path="M 0 0 L 21600 0 21600 21600 0 21600 0 0 Z N"/>
        </draw:custom-shape>
        <draw:custom-shape draw:style-name="gr28" draw:text-style-name="P21" draw:layer="layout" svg:width="2.3cm" svg:height="0.8cm" svg:x="24.4cm" svg:y="10cm">
          <text:p text:style-name="P9"><text:span text:style-name="T5">eth0x3</text:span></text:p>
          <draw:enhanced-geometry svg:viewBox="0 0 21600 21600" draw:type="rectangle" draw:enhanced-path="M 0 0 L 21600 0 21600 21600 0 21600 0 0 Z N"/>
        </draw:custom-shape>
        <draw:custom-shape draw:style-name="gr29" draw:text-style-name="P23" draw:layer="layout" svg:width="6.3cm" svg:height="1.8cm" svg:x="2.1cm" svg:y="6cm">
          <text:p text:style-name="P9">httpd</text:p>
          <draw:enhanced-geometry svg:viewBox="0 0 21600 21600" draw:type="rectangle" draw:enhanced-path="M 0 0 L 21600 0 21600 21600 0 21600 0 0 Z N"/>
        </draw:custom-shape>
        <draw:line draw:style-name="gr10" draw:text-style-name="P11" draw:layer="layout" svg:x1="2.6cm" svg:y1="7.8cm" svg:x2="2.6cm" svg:y2="10cm">
          <text:p/>
        </draw:line>
        <draw:custom-shape draw:style-name="gr30" draw:text-style-name="P23" draw:layer="layout" svg:width="6.3cm" svg:height="1.8cm" svg:x="11.1cm" svg:y="6cm">
          <text:p text:style-name="P9">Tomcat</text:p>
          <draw:enhanced-geometry svg:viewBox="0 0 21600 21600" draw:type="rectangle" draw:enhanced-path="M 0 0 L 21600 0 21600 21600 0 21600 0 0 Z N"/>
        </draw:custom-shape>
        <draw:line draw:style-name="gr10" draw:text-style-name="P11" draw:layer="layout" svg:x1="11.4cm" svg:y1="7.8cm" svg:x2="11.4cm" svg:y2="10cm">
          <text:p/>
        </draw:line>
        <draw:custom-shape draw:style-name="gr30" draw:text-style-name="P23" draw:layer="layout" svg:width="6.3cm" svg:height="1.8cm" svg:x="19.2cm" svg:y="6cm">
          <text:p text:style-name="P9">Mysql</text:p>
          <draw:enhanced-geometry svg:viewBox="0 0 21600 21600" draw:type="rectangle" draw:enhanced-path="M 0 0 L 21600 0 21600 21600 0 21600 0 0 Z N"/>
        </draw:custom-shape>
        <draw:line draw:style-name="gr10" draw:text-style-name="P11" draw:layer="layout" svg:x1="20cm" svg:y1="7.8cm" svg:x2="20cm" svg:y2="10cm">
          <text:p/>
        </draw:line>
        <draw:custom-shape draw:style-name="gr26" draw:text-style-name="P18" draw:layer="layout" svg:width="2.3cm" svg:height="2cm" svg:x="16cm" svg:y="11cm">
          <text:p text:style-name="P9"><text:span text:style-name="T5">veth2</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20" draw:text-style-name="P18" draw:layer="layout" svg:width="2.2cm" svg:height="2cm" svg:x="7.5cm" svg:y="11cm">
          <text:p text:style-name="P9"><text:span text:style-name="T5">veth1</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31" draw:text-style-name="P14" draw:layer="layout" svg:width="27.32cm" svg:height="17.062cm" svg:x="0.426cm" svg:y="3.038cm">
          <draw:text-box>
            <text:p><text:span text:style-name="T4">- Les conteneurs permettent de construire des systèmes isolés au sein d’une même machine </text:span></text:p>
            <text:p><text:span text:style-name="T4">hôte. <text:s/></text:span></text:p>
            <text:p><text:span text:style-name="T4"/></text:p>
            <text:p><text:span text:style-name="T4"/></text:p>
            <text:p><text:span text:style-name="T4">- Contrairement aux VMs, ces différents systèmes partagent le même noyau Linux est sont </text:span></text:p>
            <text:p><text:span text:style-name="T4">donc beaucoup plus légers qu’un système complet.</text:span></text:p>
            <text:p><text:span text:style-name="T4"/></text:p>
            <text:p><text:span text:style-name="T4"/></text:p>
            <text:p><text:span text:style-name="T4">- Les conteneurs contiennent en général un seul processus qui tourne en tâche de fond et rien</text:span></text:p>
            <text:p><text:span text:style-name="T4">d’autres qui ne soit utile à son fonctionnement.</text:span></text:p>
            <text:p><text:span text:style-name="T4"/></text:p>
            <text:p><text:span text:style-name="T4"/></text:p>
            <text:p><text:span text:style-name="T4">- Ils permettent de construire une architecture applicative où chaque système est vu comme un </text:span></text:p>
            <text:p><text:span text:style-name="T4">service indépendant, interchangeable et pondérable (mise à l’échelle).</text:span></text:p>
            <text:p><text:span text:style-name="T4"/></text:p>
            <text:p><text:span text:style-name="T4"/></text:p>
            <text:p><text:span text:style-name="T4">- Plusieurs outils sont disponibles aux développeurs pour créer, gérer et manipuler des </text:span></text:p>
            <text:p><text:span text:style-name="T4">conteneurs en en manipulant que les concepts de haut niveau. </text:span></text:p>
            <text:p><text:span text:style-name="T4"/></text:p>
            <text:p><text:span text:style-name="T4"/></text:p>
            <text:p><text:span text:style-name="T4">- Docker est le plus répandu. Grâce un lui on va pouvoir construire et déployer une application</text:span></text:p>
            <text:p><text:span text:style-name="T4">répartie plus facilement. Surtout, la configuration de l’infrastructure sera faite une seule fois.</text:span></text:p>
            <text:p><text:span text:style-name="T4">L’application pourra être migrée ou redéployée plusieurs fois avec un minimum d’efforts. <text:s/></text:span></text:p>
          </draw:text-box>
        </draw:frame>
        <draw:frame draw:style-name="gr32" draw:text-style-name="P24" draw:layer="layout" svg:width="5.154cm" svg:height="1.195cm" svg:x="11.2cm" svg:y="1.3cm">
          <draw:text-box>
            <text:p><text:span text:style-name="T8">Récapitulatif</text:span></text:p>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es environnements docker</text:p>
          </draw:text-box>
        </draw:frame>
        <draw:frame presentation:style-name="pr4" draw:layer="layout" svg:width="25.199cm" svg:height="12.179cm" svg:x="1.4cm" svg:y="4.914cm" presentation:class="outline">
          <draw:text-box>
            <text:list text:style-name="L2">
              <text:list-item>
                <text:p>Natif</text:p>
              </text:list-item>
              <text:list-item>
                <text:p>Docker4Mac</text:p>
              </text:list-item>
              <text:list-item>
                <text:p>Docker4Windows</text:p>
              </text:list-item>
              <text:list-item>
                <text:p>DockerToolbox</text:p>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line draw:style-name="gr10" draw:text-style-name="P11" draw:layer="layout" svg:x1="11.8cm" svg:y1="9.4cm" svg:x2="13cm" svg:y2="14.3cm">
          <text:p/>
        </draw:line>
        <draw:custom-shape draw:style-name="gr33" draw:text-style-name="P25" draw:layer="layout" svg:width="3.1cm" svg:height="5.4cm" svg:x="10.1cm" svg:y="4cm">
          <text:p text:style-name="P9"><text:span text:style-name="T9">tomcatImg</text:span></text:p>
          <draw:enhanced-geometry svg:viewBox="0 0 21600 21600" draw:type="rectangle" draw:enhanced-path="M 0 0 L 21600 0 21600 21600 0 21600 0 0 Z N"/>
        </draw:custom-shape>
        <draw:frame presentation:style-name="pr6" draw:text-style-name="P13" draw:layer="layout" svg:width="25.199cm" svg:height="1.586cm" svg:x="1.4cm" svg:y="1.014cm" presentation:class="subtitle" presentation:user-transformed="true">
          <draw:text-box>
            <text:p text:style-name="P7"><text:span text:style-name="T3">Principes de base de Docker </text:span><text:span text:style-name="T1">(Images et conteneurs):</text:span></text:p>
          </draw:text-box>
        </draw:frame>
        <draw:custom-shape draw:style-name="gr34" draw:text-style-name="P26" draw:layer="layout" svg:width="5.3cm" svg:height="4.8cm" svg:x="0.5cm" svg:y="5.3cm">
          <text:p text:style-name="P2"><text:span text:style-name="T10">FROM </text:span><text:span text:style-name="T11">jdupont/Debian</text:span></text:p>
          <text:p text:style-name="P2"><text:span text:style-name="T10"/></text:p>
          <text:p text:style-name="P2"><text:span text:style-name="T10">RUN apt-get install tomcat</text:span></text:p>
          <text:p text:style-name="P2"><text:span text:style-name="T10"/></text:p>
          <text:p text:style-name="P2"><text:span text:style-name="T10">ADD monappli.war </text:span></text:p>
          <text:p text:style-name="P2"><text:span text:style-name="T10"/></text:p>
          <text:p text:style-name="P2"><text:span text:style-name="T10">EXPOSE 8080</text:span></text:p>
          <text:p text:style-name="P2"><text:span text:style-name="T10"/></text:p>
          <text:p text:style-name="P2"><text:span text:style-name="T10">CMD /tomcat/bin/start.sh</text:span></text:p>
          <text:p text:style-name="P2"><text:span text:style-name="T10"/></text:p>
          <draw:enhanced-geometry svg:viewBox="0 0 21600 21600" draw:type="rectangle" draw:enhanced-path="M 0 0 L 21600 0 21600 21600 0 21600 0 0 Z N"/>
        </draw:custom-shape>
        <draw:frame draw:style-name="gr35" draw:text-style-name="P27" draw:layer="layout" svg:width="4.477cm" svg:height="1.361cm" svg:x="1.2cm" svg:y="4cm">
          <draw:text-box>
            <text:p text:style-name="P9"><text:span text:style-name="T12">Un fichier de build</text:span></text:p>
            <text:p text:style-name="P9"><text:span text:style-name="T12">(Dockerfile)</text:span></text:p>
          </draw:text-box>
        </draw:frame>
        <draw:line draw:style-name="gr10" draw:text-style-name="P11" draw:layer="layout" svg:x1="5.7cm" svg:y1="5.6cm" svg:x2="10.4cm" svg:y2="5.6cm">
          <text:p/>
        </draw:line>
        <draw:custom-shape draw:style-name="gr36" draw:text-style-name="P28" draw:layer="layout" svg:width="6.4cm" svg:height="0.9cm" svg:x="4.6cm" svg:y="2.7cm">
          <text:p text:style-name="P9"><text:span text:style-name="T13">sudo docker build -t tomcat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5.7cm" svg:y1="6.6cm" svg:x2="10.4cm" svg:y2="6.6cm">
          <text:p/>
        </draw:line>
        <draw:custom-shape draw:style-name="gr37" draw:text-style-name="P29" draw:layer="layout" svg:width="2.6cm" svg:height="0.8cm" svg:x="10.4cm" svg:y="6.2cm">
          <text:p text:style-name="P9"><text:span text:style-name="T14">Couche 2</text:span></text:p>
          <draw:enhanced-geometry svg:viewBox="0 0 21600 21600" draw:type="rectangle" draw:enhanced-path="M 0 0 L 21600 0 21600 21600 0 21600 0 0 Z N"/>
        </draw:custom-shape>
        <draw:line draw:style-name="gr10" draw:text-style-name="P11" draw:layer="layout" svg:x1="5.7cm" svg:y1="7.6cm" svg:x2="10.4cm" svg:y2="7.6cm">
          <text:p/>
        </draw:line>
        <draw:custom-shape draw:style-name="gr37" draw:text-style-name="P29" draw:layer="layout" svg:width="2.6cm" svg:height="0.8cm" svg:x="10.4cm" svg:y="7.2cm">
          <text:p text:style-name="P9"><text:span text:style-name="T14">Couche 3</text:span></text:p>
          <draw:enhanced-geometry svg:viewBox="0 0 21600 21600" draw:type="rectangle" draw:enhanced-path="M 0 0 L 21600 0 21600 21600 0 21600 0 0 Z N"/>
        </draw:custom-shape>
        <draw:line draw:style-name="gr10" draw:text-style-name="P11" draw:layer="layout" svg:x1="5.7cm" svg:y1="8.6cm" svg:x2="10.4cm" svg:y2="8.6cm">
          <text:p/>
        </draw:line>
        <draw:custom-shape draw:style-name="gr37" draw:text-style-name="P29" draw:layer="layout" svg:width="2.6cm" svg:height="0.8cm" svg:x="10.4cm" svg:y="8.2cm">
          <text:p text:style-name="P9"><text:span text:style-name="T14">Couche 4</text:span></text:p>
          <draw:enhanced-geometry svg:viewBox="0 0 21600 21600" draw:type="rectangle" draw:enhanced-path="M 0 0 L 21600 0 21600 21600 0 21600 0 0 Z N"/>
        </draw:custom-shape>
        <draw:custom-shape draw:style-name="gr33" draw:text-style-name="P25" draw:layer="layout" svg:width="3.1cm" svg:height="5.4cm" svg:x="13.6cm" svg:y="4cm">
          <text:p text:style-name="P9"><text:span text:style-name="T9">apacheImg</text:span></text:p>
          <draw:enhanced-geometry svg:viewBox="0 0 21600 21600" draw:type="rectangle" draw:enhanced-path="M 0 0 L 21600 0 21600 21600 0 21600 0 0 Z N"/>
        </draw:custom-shape>
        <draw:custom-shape draw:style-name="gr38" draw:text-style-name="P29" draw:layer="layout" svg:width="2.5cm" svg:height="0.8cm" svg:x="13.9cm" svg:y="6.2cm">
          <text:p text:style-name="P9"><text:span text:style-name="T14">Couche 2</text:span></text:p>
          <draw:enhanced-geometry svg:viewBox="0 0 21600 21600" draw:type="rectangle" draw:enhanced-path="M 0 0 L 21600 0 21600 21600 0 21600 0 0 Z N"/>
        </draw:custom-shape>
        <draw:custom-shape draw:style-name="gr38" draw:text-style-name="P29" draw:layer="layout" svg:width="2.5cm" svg:height="0.8cm" svg:x="13.9cm" svg:y="7.2cm">
          <text:p text:style-name="P9"><text:span text:style-name="T14">Couche 3</text:span></text:p>
          <draw:enhanced-geometry svg:viewBox="0 0 21600 21600" draw:type="rectangle" draw:enhanced-path="M 0 0 L 21600 0 21600 21600 0 21600 0 0 Z N"/>
        </draw:custom-shape>
        <draw:custom-shape draw:style-name="gr38" draw:text-style-name="P29" draw:layer="layout" svg:width="2.5cm" svg:height="0.8cm" svg:x="13.9cm" svg:y="8.2cm">
          <text:p text:style-name="P9"><text:span text:style-name="T14">Couche 4</text:span></text:p>
          <draw:enhanced-geometry svg:viewBox="0 0 21600 21600" draw:type="rectangle" draw:enhanced-path="M 0 0 L 21600 0 21600 21600 0 21600 0 0 Z N"/>
        </draw:custom-shape>
        <draw:custom-shape draw:style-name="gr39" draw:text-style-name="P29" draw:layer="layout" svg:width="6cm" svg:height="0.8cm" svg:x="10.4cm" svg:y="5.2cm">
          <text:p text:style-name="P9"><text:span text:style-name="T14">Couche 1 (== n couches)</text:span></text:p>
          <draw:enhanced-geometry svg:viewBox="0 0 21600 21600" draw:type="rectangle" draw:enhanced-path="M 0 0 L 21600 0 21600 21600 0 21600 0 0 Z N"/>
        </draw:custom-shape>
        <draw:custom-shape draw:style-name="gr40" draw:text-style-name="P26" draw:layer="layout" svg:width="5.6cm" svg:height="4.8cm" svg:x="21cm" svg:y="5.3cm">
          <text:p text:style-name="P2"><text:span text:style-name="T10">FROM </text:span><text:span text:style-name="T11">jdupont/Debian</text:span></text:p>
          <text:p text:style-name="P2"><text:span text:style-name="T10"/></text:p>
          <text:p text:style-name="P2"><text:span text:style-name="T10">RUN apt-get install apache2</text:span></text:p>
          <text:p text:style-name="P2"><text:span text:style-name="T10"/></text:p>
          <text:p text:style-name="P2"><text:span text:style-name="T10">ADD monsite.conf </text:span></text:p>
          <text:p text:style-name="P2"><text:span text:style-name="T10"/></text:p>
          <text:p text:style-name="P2"><text:span text:style-name="T10">EXPOSE 80</text:span></text:p>
          <text:p text:style-name="P2"><text:span text:style-name="T10"/></text:p>
          <text:p text:style-name="P2"><text:span text:style-name="T10">CMD service httpd start</text:span></text:p>
          <text:p text:style-name="P2"><text:span text:style-name="T10"/></text:p>
          <draw:enhanced-geometry svg:viewBox="0 0 21600 21600" draw:type="rectangle" draw:enhanced-path="M 0 0 L 21600 0 21600 21600 0 21600 0 0 Z N"/>
        </draw:custom-shape>
        <draw:line draw:style-name="gr41" draw:text-style-name="P11" draw:layer="layout" svg:x1="16.4cm" svg:y1="5.6cm" svg:x2="21.1cm" svg:y2="5.6cm">
          <text:p/>
        </draw:line>
        <draw:line draw:style-name="gr41" draw:text-style-name="P11" draw:layer="layout" svg:x1="16.4cm" svg:y1="6.6cm" svg:x2="21.1cm" svg:y2="6.6cm">
          <text:p/>
        </draw:line>
        <draw:line draw:style-name="gr41" draw:text-style-name="P11" draw:layer="layout" svg:x1="16.4cm" svg:y1="7.6cm" svg:x2="21.1cm" svg:y2="7.6cm">
          <text:p/>
        </draw:line>
        <draw:line draw:style-name="gr41" draw:text-style-name="P11" draw:layer="layout" svg:x1="16.4cm" svg:y1="8.6cm" svg:x2="21.1cm" svg:y2="8.6cm">
          <text:p/>
        </draw:line>
        <draw:frame draw:style-name="gr35" draw:text-style-name="P27" draw:layer="layout" svg:width="4.477cm" svg:height="1.361cm" svg:x="21.901cm" svg:y="4.001cm">
          <draw:text-box>
            <text:p text:style-name="P9"><text:span text:style-name="T12">Un fichier de build</text:span></text:p>
            <text:p text:style-name="P9"><text:span text:style-name="T12">(Dockerfile)</text:span></text:p>
          </draw:text-box>
        </draw:frame>
        <draw:custom-shape draw:style-name="gr42" draw:text-style-name="P30" draw:layer="layout" svg:width="5cm" svg:height="3.4cm" svg:x="3.4cm" svg:y="14.3cm">
          <text:p text:style-name="P9"><text:span text:style-name="T9">tomcatCont1</text:span></text:p>
          <draw:enhanced-geometry svg:viewBox="0 0 21600 21600" draw:type="rectangle" draw:enhanced-path="M 0 0 L 21600 0 21600 21600 0 21600 0 0 Z N"/>
        </draw:custom-shape>
        <draw:custom-shape draw:style-name="gr43" draw:text-style-name="P31" draw:layer="layout" svg:width="2.2cm" svg:height="1.2cm" svg:x="6cm" svg:y="17.8cm">
          <text:p text:style-name="P9"><text:span text:style-name="T15">veth1</text:span></text:p>
          <draw:enhanced-geometry svg:viewBox="0 0 21600 21600" draw:type="rectangle" draw:enhanced-path="M 0 0 L 21600 0 21600 21600 0 21600 0 0 Z N"/>
        </draw:custom-shape>
        <draw:custom-shape draw:style-name="gr44" draw:text-style-name="P32" draw:layer="layout" svg:width="2.2cm" svg:height="1.2cm" svg:x="3.7cm" svg:y="17.8cm">
          <text:p text:style-name="P9"><text:span text:style-name="T16">./conf1</text:span></text:p>
          <draw:enhanced-geometry svg:viewBox="0 0 21600 21600" draw:type="rectangle" draw:enhanced-path="M 0 0 L 21600 0 21600 21600 0 21600 0 0 Z N"/>
        </draw:custom-shape>
        <draw:custom-shape draw:style-name="gr45" draw:text-style-name="P33" draw:layer="layout" svg:width="2.2cm" svg:height="1.2cm" svg:x="6cm" svg:y="16.4cm">
          <text:p text:style-name="P9"><text:span text:style-name="T16">ethx</text:span></text:p>
          <draw:enhanced-geometry svg:viewBox="0 0 21600 21600" draw:type="rectangle" draw:enhanced-path="M 0 0 L 21600 0 21600 21600 0 21600 0 0 Z N"/>
        </draw:custom-shape>
        <draw:custom-shape draw:style-name="gr46" draw:text-style-name="P34" draw:layer="layout" svg:width="2.2cm" svg:height="1.2cm" svg:x="3.7cm" svg:y="16.4cm">
          <text:p text:style-name="P9"><text:span text:style-name="T16">etc/conf</text:span></text:p>
          <draw:enhanced-geometry svg:viewBox="0 0 21600 21600" draw:type="rectangle" draw:enhanced-path="M 0 0 L 21600 0 21600 21600 0 21600 0 0 Z N"/>
        </draw:custom-shape>
        <draw:custom-shape draw:style-name="gr47" draw:text-style-name="P35" draw:layer="layout" svg:width="21.8cm" svg:height="1.2cm" svg:x="3.4cm" svg:y="19.1cm">
          <text:p text:style-name="P9"><text:span text:style-name="T15">monreso</text:span><text:span text:style-name="T16"> (sudo docker network create moninterface --subnet 172.0.0.0/30</text:span></text:p>
          <draw:enhanced-geometry svg:viewBox="0 0 21600 21600" draw:type="rectangle" draw:enhanced-path="M 0 0 L 21600 0 21600 21600 0 21600 0 0 Z N"/>
        </draw:custom-shape>
        <draw:custom-shape draw:style-name="gr42" draw:text-style-name="P30" draw:layer="layout" svg:width="5cm" svg:height="3.4cm" svg:x="11.2cm" svg:y="14.3cm">
          <text:p text:style-name="P9"><text:span text:style-name="T9">tomcatCont2</text:span></text:p>
          <draw:enhanced-geometry svg:viewBox="0 0 21600 21600" draw:type="rectangle" draw:enhanced-path="M 0 0 L 21600 0 21600 21600 0 21600 0 0 Z N"/>
        </draw:custom-shape>
        <draw:custom-shape draw:style-name="gr43" draw:text-style-name="P31" draw:layer="layout" svg:width="2.2cm" svg:height="1.2cm" svg:x="13.8cm" svg:y="17.8cm">
          <text:p text:style-name="P9"><text:span text:style-name="T15">veth2</text:span></text:p>
          <draw:enhanced-geometry svg:viewBox="0 0 21600 21600" draw:type="rectangle" draw:enhanced-path="M 0 0 L 21600 0 21600 21600 0 21600 0 0 Z N"/>
        </draw:custom-shape>
        <draw:custom-shape draw:style-name="gr44" draw:text-style-name="P32" draw:layer="layout" svg:width="2.2cm" svg:height="1.2cm" svg:x="11.5cm" svg:y="17.8cm">
          <text:p text:style-name="P9"><text:span text:style-name="T16">./conf2</text:span></text:p>
          <draw:enhanced-geometry svg:viewBox="0 0 21600 21600" draw:type="rectangle" draw:enhanced-path="M 0 0 L 21600 0 21600 21600 0 21600 0 0 Z N"/>
        </draw:custom-shape>
        <draw:custom-shape draw:style-name="gr45" draw:text-style-name="P33" draw:layer="layout" svg:width="2.2cm" svg:height="1.2cm" svg:x="13.8cm" svg:y="16.4cm">
          <text:p text:style-name="P9"><text:span text:style-name="T16">ethy</text:span></text:p>
          <draw:enhanced-geometry svg:viewBox="0 0 21600 21600" draw:type="rectangle" draw:enhanced-path="M 0 0 L 21600 0 21600 21600 0 21600 0 0 Z N"/>
        </draw:custom-shape>
        <draw:custom-shape draw:style-name="gr46" draw:text-style-name="P34" draw:layer="layout" svg:width="2.2cm" svg:height="1.2cm" svg:x="11.5cm" svg:y="16.4cm">
          <text:p text:style-name="P9"><text:span text:style-name="T16">etc/conf</text:span></text:p>
          <draw:enhanced-geometry svg:viewBox="0 0 21600 21600" draw:type="rectangle" draw:enhanced-path="M 0 0 L 21600 0 21600 21600 0 21600 0 0 Z N"/>
        </draw:custom-shape>
        <draw:custom-shape draw:style-name="gr42" draw:text-style-name="P30" draw:layer="layout" svg:width="5cm" svg:height="3.4cm" svg:x="19.5cm" svg:y="14.3cm">
          <text:p text:style-name="P9"><text:span text:style-name="T9">apacheCont</text:span></text:p>
          <draw:enhanced-geometry svg:viewBox="0 0 21600 21600" draw:type="rectangle" draw:enhanced-path="M 0 0 L 21600 0 21600 21600 0 21600 0 0 Z N"/>
        </draw:custom-shape>
        <draw:custom-shape draw:style-name="gr43" draw:text-style-name="P31" draw:layer="layout" svg:width="2.2cm" svg:height="1.2cm" svg:x="22.1cm" svg:y="17.8cm">
          <text:p text:style-name="P9"><text:span text:style-name="T15">veth3</text:span></text:p>
          <draw:enhanced-geometry svg:viewBox="0 0 21600 21600" draw:type="rectangle" draw:enhanced-path="M 0 0 L 21600 0 21600 21600 0 21600 0 0 Z N"/>
        </draw:custom-shape>
        <draw:custom-shape draw:style-name="gr44" draw:text-style-name="P32" draw:layer="layout" svg:width="2.2cm" svg:height="1.2cm" svg:x="19.8cm" svg:y="17.8cm">
          <text:p text:style-name="P9"><text:span text:style-name="T16">./www</text:span></text:p>
          <draw:enhanced-geometry svg:viewBox="0 0 21600 21600" draw:type="rectangle" draw:enhanced-path="M 0 0 L 21600 0 21600 21600 0 21600 0 0 Z N"/>
        </draw:custom-shape>
        <draw:custom-shape draw:style-name="gr45" draw:text-style-name="P33" draw:layer="layout" svg:width="2.2cm" svg:height="1.2cm" svg:x="22.1cm" svg:y="16.4cm">
          <text:p text:style-name="P9"><text:span text:style-name="T16">ethz</text:span></text:p>
          <draw:enhanced-geometry svg:viewBox="0 0 21600 21600" draw:type="rectangle" draw:enhanced-path="M 0 0 L 21600 0 21600 21600 0 21600 0 0 Z N"/>
        </draw:custom-shape>
        <draw:custom-shape draw:style-name="gr46" draw:text-style-name="P34" draw:layer="layout" svg:width="2.2cm" svg:height="1.2cm" svg:x="19.8cm" svg:y="16.4cm">
          <text:p text:style-name="P9"><text:span text:style-name="T16">etc/www</text:span></text:p>
          <draw:enhanced-geometry svg:viewBox="0 0 21600 21600" draw:type="rectangle" draw:enhanced-path="M 0 0 L 21600 0 21600 21600 0 21600 0 0 Z N"/>
        </draw:custom-shape>
        <draw:line draw:style-name="gr10" draw:text-style-name="P11" draw:layer="layout" svg:x1="10.4cm" svg:y1="9.4cm" svg:x2="5.4cm" svg:y2="14.2cm">
          <text:p/>
        </draw:line>
        <draw:custom-shape draw:style-name="gr48" draw:text-style-name="P28" draw:layer="layout" svg:width="8.2cm" svg:height="1.8cm" svg:x="0.6cm" svg:y="11cm">
          <text:p text:style-name="P9"><text:span text:style-name="T13">sudo docker run \ </text:span></text:p>
          <text:p text:style-name="P9"><text:span text:style-name="T17">&amp;&amp;</text:span><text:span text:style-name="T18"> --net</text:span><text:span text:style-name="T13"> monreso </text:span><text:span text:style-name="T18">--name</text:span><text:span text:style-name="T13"> tomcatCont1 \ </text:span></text:p>
          <text:p text:style-name="P9"><text:span text:style-name="T18"><text:s/></text:span><text:span text:style-name="T17">&amp;&amp;</text:span><text:span text:style-name="T18"> -v</text:span><text:span text:style-name="T13"> ./conf1:/etc/conf </text:span><text:span text:style-name="T18">-d</text:span><text:span text:style-name="T13"> 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6" draw:text-style-name="P28" draw:layer="layout" svg:width="6.4cm" svg:height="0.9cm" svg:x="16.001cm" svg:y="2.701cm">
          <text:p text:style-name="P9"><text:span text:style-name="T13">sudo docker build -t apache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9" draw:text-style-name="P28" draw:layer="layout" svg:width="1.999cm" svg:height="0.9cm" svg:x="11.4cm" svg:y="11.2cm">
          <text:p text:style-name="P9"><text:span text:style-name="T13">idem</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15.6cm" svg:y1="9.4cm" svg:x2="22.2cm" svg:y2="14.3cm">
          <text:p/>
        </draw:line>
        <draw:line draw:style-name="gr50" draw:text-style-name="P36" draw:layer="layout" svg:x1="8cm" svg:y1="14.3cm" svg:x2="11.4cm" svg:y2="9.4cm">
          <text:p text:style-name="P9"><text:span text:style-name="T19">Copy on write</text:span></text:p>
        </draw:line>
        <draw:line draw:style-name="gr50" draw:text-style-name="P36" draw:layer="layout" svg:x1="12.8cm" svg:y1="9.4cm" svg:x2="16cm" svg:y2="14.3cm">
          <text:p text:style-name="P9"><text:span text:style-name="T19">Copy on write</text:span></text:p>
        </draw:line>
        <draw:custom-shape draw:style-name="gr51" draw:text-style-name="P28" draw:layer="layout" svg:width="9.4cm" svg:height="2cm" svg:x="17.1cm" svg:y="11.2cm">
          <text:p text:style-name="P9"><text:span text:style-name="T13">sudo docker run \ </text:span></text:p>
          <text:p text:style-name="P9"><text:span text:style-name="T17">&amp;&amp; </text:span><text:span text:style-name="T18">--net</text:span><text:span text:style-name="T13"> monreso </text:span><text:span text:style-name="T18">--name</text:span><text:span text:style-name="T13"> apacheCont \ </text:span></text:p>
          <text:p text:style-name="P9"><text:span text:style-name="T17">&amp;&amp;</text:span><text:span text:style-name="T18"> -v</text:span><text:span text:style-name="T13"> ./www:/etc/www </text:span><text:span text:style-name="T18">-p</text:span><text:span text:style-name="T13"> 80:80 </text:span><text:span text:style-name="T18">-d</text:span><text:span text:style-name="T13"> 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52" draw:text-style-name="P5" draw:layer="layout" svg:width="0.502cm" svg:height="1.187cm" svg:x="23.8cm" svg:y="-0.8cm">
          <draw:text-box>
            <text:p/>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Principes de base de Docker : (le hub)</text:span></text:p>
          </draw:text-box>
        </draw:frame>
        <draw:custom-shape draw:style-name="gr53" draw:text-style-name="P9" draw:layer="layout" svg:width="8.4cm" svg:height="5cm" svg:x="1.9cm" svg:y="3.5cm">
          <text:p text:style-name="P9">H￴ôte</text:p>
          <draw:enhanced-geometry svg:viewBox="0 0 21600 21600" draw:type="rectangle" draw:enhanced-path="M 0 0 L 21600 0 21600 21600 0 21600 0 0 Z N"/>
        </draw:custom-shape>
        <draw:custom-shape draw:style-name="gr54" draw:text-style-name="P37" draw:layer="layout" svg:width="11.6cm" svg:height="5.6cm" svg:x="14.7cm" svg:y="2.9cm">
          <text:p text:style-name="P9"><text:span text:style-name="T10">Docker H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38" draw:layer="layout" svg:width="6.4cm" svg:height="0.8cm" svg:x="17cm" svg:y="6.6cm">
          <text:p text:style-name="P9"><text:span text:style-name="T10">jdupont/debian:latest</text:span></text:p>
          <draw:enhanced-geometry svg:viewBox="0 0 21600 21600" draw:type="rectangle" draw:enhanced-path="M 0 0 L 21600 0 21600 21600 0 21600 0 0 Z N"/>
        </draw:custom-shape>
        <draw:custom-shape draw:style-name="gr56" draw:text-style-name="P38" draw:layer="layout" svg:width="3.4cm" svg:height="0.8cm" svg:x="4.4cm" svg:y="7.1cm">
          <text:p text:style-name="P9"><text:span text:style-name="T10">tomcatImg</text:span></text:p>
          <draw:enhanced-geometry svg:viewBox="0 0 21600 21600" draw:mirror-horizontal="false" draw:mirror-vertical="false" draw:type="rectangle" draw:enhanced-path="M 0 0 L 21600 0 21600 21600 0 21600 0 0 Z N"/>
        </draw:custom-shape>
        <draw:custom-shape draw:style-name="gr57" draw:text-style-name="P38" draw:layer="layout" svg:width="4.3cm" svg:height="0.8cm" svg:x="16.7cm" svg:y="4.9cm">
          <text:p text:style-name="P9"><text:span text:style-name="T10">tartanpion/debian:2.8</text:span></text:p>
          <draw:enhanced-geometry svg:viewBox="0 0 21600 21600" draw:type="rectangle" draw:enhanced-path="M 0 0 L 21600 0 21600 21600 0 21600 0 0 Z N"/>
        </draw:custom-shape>
        <draw:line draw:style-name="gr58" draw:text-style-name="P39" draw:layer="layout" svg:x1="21cm" svg:y1="5.6cm" svg:x2="23cm" svg:y2="6.6cm">
          <text:p text:style-name="P9"><text:span text:style-name="T20">FROM</text:span></text:p>
          <text:p text:style-name="P9"><text:span text:style-name="T6"/></text:p>
        </draw:line>
        <draw:line draw:style-name="gr59" draw:text-style-name="P11" draw:layer="layout" svg:x1="7.8cm" svg:y1="7.5cm" svg:x2="17cm" svg:y2="7.3cm">
          <text:p text:style-name="P9"><text:span text:style-name="T6">FROM</text:span></text:p>
          <text:p text:style-name="P9"/>
        </draw:line>
        <draw:custom-shape draw:style-name="gr60" draw:text-style-name="P40" draw:layer="layout" svg:width="2.4cm" svg:height="2cm" svg:x="4.7cm" svg:y="4.5cm">
          <text:p text:style-name="P9"><text:span text:style-name="T21">dock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8" draw:text-style-name="P11" draw:layer="layout" svg:x1="6.7cm" svg:y1="5.1cm" svg:x2="16.7cm" svg:y2="5.1cm">
          <text:p text:style-name="P9"><text:span text:style-name="T10">1) download</text:span></text:p>
          <text:p text:style-name="P9"/>
        </draw:line>
        <draw:line draw:style-name="gr58" draw:text-style-name="P11" draw:layer="layout" svg:x1="7.1cm" svg:y1="5.5cm" svg:x2="17cm" svg:y2="6.8cm">
          <text:p text:style-name="P9"><text:span text:style-name="T10">2) download</text:span></text:p>
          <text:p text:style-name="P9"/>
        </draw:line>
        <draw:frame draw:style-name="gr61" draw:text-style-name="P5" draw:layer="layout" svg:width="22.156cm" svg:height="0.962cm" svg:x="1.974cm" svg:y="8.9cm">
          <draw:text-box>
            <text:p>La commande build est optionelle, le run lance les téléchargement et le build.</text:p>
          </draw:text-box>
        </draw:frame>
        <draw:frame draw:style-name="gr62" draw:text-style-name="P5" draw:layer="layout" svg:width="21.317cm" svg:height="0.962cm" svg:x="2.028cm" svg:y="10.438cm">
          <draw:text-box>
            <text:p>Une grande quantité d’images de bases, versionnées, existent sur le hub. </text:p>
          </draw:text-box>
        </draw:frame>
        <draw:frame draw:style-name="gr63" draw:text-style-name="P5" draw:layer="layout" svg:width="23.65cm" svg:height="1.673cm" svg:x="2cm" svg:y="11.727cm">
          <draw:text-box>
            <text:p>Il est possible, voir conseillé, de mettre ses propres images (Dockerfile) sur le hub.</text:p>
            <text:p>Sur un compte privé ou public.</text:p>
          </draw:text-box>
        </draw:frame>
        <draw:frame draw:style-name="gr64" draw:text-style-name="P5" draw:layer="layout" svg:width="22.769cm" svg:height="2.384cm" svg:x="2.029cm" svg:y="13.638cm">
          <draw:text-box>
            <text:p>Les fonctionnalités de base de Docker permettent :</text:p>
            <text:p>- de construire des conteneurs très simplement et de les faire communiquer sur</text:p>
            <text:p>une même machine hôte avec des pré-étapes de configuration. <text:s/></text:p>
          </draw:text-box>
        </draw:frame>
        <draw:frame draw:style-name="gr65" draw:text-style-name="P5" draw:layer="layout" svg:width="23.138cm" svg:height="2.384cm" svg:x="2.029cm" svg:y="16.438cm">
          <draw:text-box>
            <text:p>Les fonctionnalités <text:span text:style-name="T22">de base</text:span> de Docker ne permettent pas:</text:p>
            <text:p>- de déployer une application répartie sur plusieurs machines hôtes en une ligne </text:p>
            <text:p>de commande.</text:p>
          </draw:text-box>
        </draw:frame>
        <draw:frame draw:style-name="gr66" draw:text-style-name="P5" draw:layer="layout" svg:width="21.203cm" svg:height="0.962cm" svg:x="2.029cm" svg:y="19.238cm">
          <draw:text-box>
            <text:p>docker-compose, docker-swarm et les réseaux overlay, <text:s/>docker-machine. </text:p>
          </draw:text-box>
        </draw:frame>
        <draw:custom-shape draw:style-name="gr67" draw:text-style-name="P38" draw:layer="layout" svg:width="1.8cm" svg:height="0.8cm" svg:x="22.9cm" svg:y="4cm">
          <text:p text:style-name="P9"><text:span text:style-name="T10">scratch</text:span></text:p>
          <draw:enhanced-geometry svg:viewBox="0 0 21600 21600" draw:type="rectangle" draw:enhanced-path="M 0 0 L 21600 0 21600 21600 0 21600 0 0 Z N"/>
        </draw:custom-shape>
        <draw:line draw:style-name="gr68" draw:text-style-name="P39" draw:layer="layout" svg:x1="21cm" svg:y1="4.9cm" svg:x2="22.9cm" svg:y2="4.4cm">
          <text:p text:style-name="P9"><text:span text:style-name="T20">FROM</text:span></text:p>
          <text:p text:style-name="P9"><text:span text:style-name="T6"/></text:p>
        </draw:lin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docker-compose : </text:span></text:p>
          </draw:text-box>
        </draw:frame>
        <draw:frame draw:style-name="gr69" draw:text-style-name="P41" draw:layer="layout" svg:width="10.522cm" svg:height="14.817cm" svg:x="2cm" svg:y="4.8cm">
          <draw:text-box>
            <text:p text:style-name="P9"><text:span text:style-name="T5">docker-compose.yml</text:span></text:p>
            <text:p text:style-name="P9"><text:span text:style-name="T5"/></text:p>
            <text:p><text:span text:style-name="T6">version: '2'</text:span></text:p>
            <text:p><text:span text:style-name="T6"/></text:p>
            <text:p><text:span text:style-name="T23">services:</text:span></text:p>
            <text:p><text:span text:style-name="T6"><text:s text:c="3"/></text:span><text:span text:style-name="T24">db:</text:span></text:p>
            <text:p><text:span text:style-name="T6"><text:s text:c="5"/></text:span><text:span text:style-name="T6">image: mysql:5.7</text:span></text:p>
            <text:p><text:span text:style-name="T6"><text:s text:c="5"/></text:span><text:span text:style-name="T6">volumes:</text:span></text:p>
            <text:p><text:span text:style-name="T6"><text:s text:c="7"/></text:span><text:span text:style-name="T6">- db_data:/var/lib/mysql</text:span></text:p>
            <text:p><text:span text:style-name="T6"><text:s text:c="5"/></text:span><text:span text:style-name="T6">restart: always</text:span></text:p>
            <text:p><text:span text:style-name="T6"><text:s text:c="5"/></text:span><text:span text:style-name="T6">environment:</text:span></text:p>
            <text:p><text:span text:style-name="T6"><text:s text:c="7"/></text:span><text:span text:style-name="T6">MYSQL_ROOT_PASSWORD: wordpress</text:span></text:p>
            <text:p><text:span text:style-name="T6"><text:s text:c="7"/></text:span><text:span text:style-name="T6">MYSQL_DATABASE: wordpress</text:span></text:p>
            <text:p><text:span text:style-name="T6"><text:s text:c="7"/></text:span><text:span text:style-name="T6">MYSQL_USER: wordpress</text:span></text:p>
            <text:p><text:span text:style-name="T6"><text:s text:c="7"/></text:span><text:span text:style-name="T6">MYSQL_PASSWORD: wordpress</text:span></text:p>
            <text:p><text:span text:style-name="T6"/></text:p>
            <text:p><text:span text:style-name="T6"><text:s text:c="3"/></text:span><text:span text:style-name="T24">wordpress</text:span><text:span text:style-name="T25">:</text:span></text:p>
            <text:p><text:span text:style-name="T6"><text:s text:c="5"/></text:span><text:span text:style-name="T6">depends_on:</text:span></text:p>
            <text:p><text:span text:style-name="T6"><text:s text:c="7"/></text:span><text:span text:style-name="T6">- db</text:span></text:p>
            <text:p><text:span text:style-name="T6"><text:s text:c="5"/></text:span><text:span text:style-name="T6">image: wordpress:latest</text:span></text:p>
            <text:p><text:span text:style-name="T6"><text:s text:c="5"/></text:span><text:span text:style-name="T6">ports:</text:span></text:p>
            <text:p><text:span text:style-name="T6"><text:s text:c="7"/></text:span><text:span text:style-name="T6">- "8000:80"</text:span></text:p>
            <text:p><text:span text:style-name="T6"><text:s text:c="5"/></text:span><text:span text:style-name="T6">restart: always</text:span></text:p>
            <text:p><text:span text:style-name="T6"><text:s text:c="5"/></text:span><text:span text:style-name="T6">environment:</text:span></text:p>
            <text:p><text:span text:style-name="T6"><text:s text:c="7"/></text:span><text:span text:style-name="T6">WORDPRESS_DB_HOST: </text:span><text:span text:style-name="T24">db</text:span><text:span text:style-name="T6">:3306</text:span></text:p>
            <text:p><text:span text:style-name="T6"><text:s text:c="7"/></text:span><text:span text:style-name="T6">WORDPRESS_DB_PASSWORD: wordpress</text:span></text:p>
            <text:p><text:span text:style-name="T23">volumes:</text:span></text:p>
            <text:p><text:span text:style-name="T6"><text:s text:c="4"/></text:span><text:span text:style-name="T6">db_data:</text:span></text:p>
          </draw:text-box>
        </draw:frame>
        <draw:frame draw:style-name="gr70" draw:text-style-name="P5" draw:layer="layout" svg:width="19.793cm" svg:height="0.962cm" svg:x="1.4cm" svg:y="2.8cm">
          <draw:text-box>
            <text:p>Sur Linux docker-compose nécessite une installation supplémentaire</text:p>
          </draw:text-box>
        </draw:frame>
        <draw:frame draw:style-name="gr71" draw:text-style-name="P5" draw:layer="layout" svg:width="14.451cm" svg:height="6.48cm" svg:x="13.2cm" svg:y="4.819cm">
          <draw:text-box>
            <text:p>Docker-compose, dans un seul fichier, permet de:</text:p>
            <text:p/>
            <text:p><text:span text:style-name="T6">- définir toutes la configuration de « lien » entre les</text:span></text:p>
            <text:p><text:span text:style-name="T6">conteneur (ip des service dans le network, volumes partagés, </text:span><text:span text:style-name="T26">etc</text:span><text:span text:style-name="T23">.</text:span><text:span text:style-name="T6">)</text:span></text:p>
            <text:p><text:span text:style-name="T6"/></text:p>
            <text:p><text:span text:style-name="T6">- attribuer les ressources aux cgroups des</text:span></text:p>
            <text:p><text:span text:style-name="T6">conteneurs</text:span></text:p>
            <text:p><text:span text:style-name="T6"/></text:p>
            <text:p><text:span text:style-name="T6">- gérer les essaims et le clustering (voir plus loin)</text:span></text:p>
            <text:p><text:span text:style-name="T6"/></text:p>
            <text:p><text:span text:style-name="T6">- et plein d’autres choses...</text:span></text:p>
          </draw:text-box>
        </draw:frame>
        <draw:frame draw:style-name="gr72" draw:text-style-name="P5" draw:layer="layout" svg:width="13.21cm" svg:height="2.783cm" svg:x="13.59cm" svg:y="13.927cm">
          <draw:text-box>
            <text:p>En une ligne de commande je peux déployer </text:p>
            <text:p>un wordpress en local sans écrire de script :</text:p>
            <text:p text:style-name="P9"><text:span text:style-name="T27"/></text:p>
            <text:p text:style-name="P9"><text:span text:style-name="T27">docker-compose up</text:span></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gr73" draw:text-style-name="P5" draw:layer="layout" svg:width="4.545cm" svg:height="0.962cm" svg:x="9.4cm" svg:y="12.4cm">
          <draw:text-box>
            <text:p>Rolling update</text:p>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draw:style-name="gr74" draw:text-style-name="P5" draw:layer="layout" svg:width="25.868cm" svg:height="8.783cm" svg:x="2.4cm" svg:y="5.2cm">
          <draw:text-box>
            <text:p>$ docker network create \</text:p>
            <text:p><text:s text:c="2"/>--driver overlay \</text:p>
            <text:p><text:s text:c="2"/>--subnet 10.0.9.0/24 \</text:p>
            <text:p><text:s text:c="2"/>my-multi-host-network</text:p>
            <text:p/>
            <text:p>400g6bwzd68jizzdx5pgyoe95</text:p>
            <text:p/>
            <text:p># Create an nginx service and extend the my-multi-host-network to nodes where</text:p>
            <text:p># the service's tasks run.</text:p>
            <text:p>$ docker service create --replicas 2 --network my-multi-host-network --name my-web nginx</text:p>
            <text:p/>
            <text:p>716thylsndqma81j6kkkb5aus</text:p>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Intégration de docker swarm à docker-compose : </text:span></text:p>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6:11:40.962625008</meta:creation-date>
    <meta:generator>LibreOffice/5.1.6.2$Linux_X86_64 LibreOffice_project/10m0$Build-2</meta:generator>
    <dc:date>2017-04-06T13:24:21.830458414</dc:date>
    <meta:editing-duration>P6DT14H7M37S</meta:editing-duration>
    <meta:editing-cycles>62</meta:editing-cycles>
    <meta:document-statistic meta:object-count="197"/>
  </office:meta>
</office:document-meta>
</file>